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15.06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GB">
      <number:number number:decimal-places="2" loext:min-decimal-places="2" number:min-integer-digits="1"/>
    </number:number-style>
    <style:style style:name="ce1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47.34mm" svg:height="178.5mm" svg:x="63.5mm" svg:y="7.17mm">
            <loext:p draw:notify-on-update-of-ranges="Sheet1.A2:Sheet1.D1400 Sheet1.E1:Sheet1.E1 Sheet1.E2:Sheet1.E14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reheat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Reached</text:p>
          </table:table-cell>
        </table:table-row>
        <table:table-row table:style-name="ro1">
          <table:table-cell/>
          <table:table-cell table:formula="of:=[.D2]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2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2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2]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formula="of:=[.D52]" office:value-type="float" office:value="50" calcext:value-type="float">
            <text:p>50</text:p>
          </table:table-cell>
          <table:table-cell table:formula="of:=[.D52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formula="of:=[.D62]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formula="of:=[.D72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formula="of:=[.D82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92]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style-name="Default" office:value-type="float" office:value="63" calcext:value-type="float">
            <text:p>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style-name="Default" office:value-type="float" office:value="63" calcext:value-type="float">
            <text:p>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style-name="Default"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style-name="Default"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style-name="Default"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style-name="Default"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style-name="Default"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style-name="Default"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formula="of:=[.D102]" office:value-type="float" office:value="100" calcext:value-type="float">
            <text:p>100</text:p>
          </table:table-cell>
          <table:table-cell table:formula="of:=[.D10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table:style-name="Default"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table:style-name="Default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style-name="Default"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12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Default"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style-name="Default"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style-name="Default"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table:style-name="Default" office:value-type="float" office:value="76" calcext:value-type="float">
            <text:p>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table:style-name="Default" office:value-type="float" office:value="76" calcext:value-type="float">
            <text:p>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table:style-name="Default"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table:style-name="Default"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Default"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22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Default"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table:style-name="Default" office:value-type="float" office:value="83" calcext:value-type="float">
            <text:p>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table:style-name="Default" office:value-type="float" office:value="84" calcext:value-type="float">
            <text:p>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style-name="Default" office:value-type="float" office:value="84" calcext:value-type="float">
            <text:p>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style-name="Default"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table:style-name="Default" office:value-type="float" office:value="87" calcext:value-type="float">
            <text:p>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table:style-name="Default" office:value-type="float" office:value="87" calcext:value-type="float">
            <text:p>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style-name="Default"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Default"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32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table:style-name="Default" office:value-type="float" office:value="92" calcext:value-type="float">
            <text:p>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table:style-name="Default" office:value-type="float" office:value="92" calcext:value-type="float">
            <text:p>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94" calcext:value-type="float">
            <text:p>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table:style-name="Default" office:value-type="float" office:value="95" calcext:value-type="float">
            <text:p>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Default" office:value-type="float" office:value="95" calcext:value-type="float">
            <text:p>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table:style-name="Default" office:value-type="float" office:value="96" calcext:value-type="float">
            <text:p>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style-name="Default" office:value-type="float" office:value="96" calcext:value-type="float">
            <text:p>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42]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style-name="Default" office:value-type="float" office:value="101" calcext:value-type="float">
            <text:p>1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style-name="Default"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Default"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table:style-name="Default" office:value-type="float" office:value="104" calcext:value-type="float">
            <text:p>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table:style-name="Default" office:value-type="float" office:value="104" calcext:value-type="float">
            <text:p>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table:style-name="Default" office:value-type="float" office:value="105" calcext:value-type="float">
            <text:p>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table:style-name="Default" office:value-type="float" office:value="107" calcext:value-type="float">
            <text:p>1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formula="of:=[.D152]" office:value-type="float" office:value="150" calcext:value-type="float">
            <text:p>150</text:p>
          </table:table-cell>
          <table:table-cell table:formula="of:=[.D152]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107" calcext:value-type="float">
            <text:p>1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table:style-name="Default" office:value-type="float" office:value="108" calcext:value-type="float">
            <text:p>1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table:style-name="Default" office:value-type="float" office:value="108" calcext:value-type="float">
            <text:p>1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table:style-name="Default" office:value-type="float" office:value="109" calcext:value-type="float">
            <text:p>1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table:style-name="Default"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table:style-name="Default"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table:style-name="Default"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table:style-name="Default"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table:style-name="Default"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table:style-name="Default" office:value-type="float" office:value="115" calcext:value-type="float">
            <text:p>1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62]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15" calcext:value-type="float">
            <text:p>1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table:style-name="Default" office:value-type="float" office:value="116" calcext:value-type="float">
            <text:p>1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table:style-name="Default" office:value-type="float" office:value="118" calcext:value-type="float">
            <text:p>1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table:style-name="Default" office:value-type="float" office:value="118" calcext:value-type="float">
            <text:p>1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table:style-name="Default" office:value-type="float" office:value="120" calcext:value-type="float">
            <text:p>1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table:style-name="Default" office:value-type="float" office:value="120" calcext:value-type="float">
            <text:p>1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table:style-name="Default" office:value-type="float" office:value="121" calcext:value-type="float">
            <text:p>1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table:style-name="Default" office:value-type="float" office:value="122" calcext:value-type="float">
            <text:p>1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table:style-name="Default" office:value-type="float" office:value="122" calcext:value-type="float">
            <text:p>1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table:style-name="Default" office:value-type="float" office:value="124" calcext:value-type="float">
            <text:p>1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72]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table:style-name="Default" office:value-type="float" office:value="124" calcext:value-type="float">
            <text:p>1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table:style-name="Default" office:value-type="float" office:value="124" calcext:value-type="float">
            <text:p>1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table:style-name="Default" office:value-type="float" office:value="126" calcext:value-type="float">
            <text:p>1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table:style-name="Default" office:value-type="float" office:value="126" calcext:value-type="float">
            <text:p>1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table:style-name="Default"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table:style-name="Default"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table:style-name="Default"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table:style-name="Default" office:value-type="float" office:value="130" calcext:value-type="float">
            <text:p>1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table:style-name="Default" office:value-type="float" office:value="130" calcext:value-type="float">
            <text:p>1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table:style-name="Default" office:value-type="float" office:value="131" calcext:value-type="float">
            <text:p>1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82]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table:style-name="Default"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table:style-name="Default" office:value-type="float" office:value="134" calcext:value-type="float">
            <text:p>1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table:style-name="Default" office:value-type="float" office:value="134" calcext:value-type="float">
            <text:p>1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table:style-name="Default" office:value-type="float" office:value="136" calcext:value-type="float">
            <text:p>1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table:style-name="Default" office:value-type="float" office:value="138" calcext:value-type="float">
            <text:p>1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table:style-name="Default" office:value-type="float" office:value="138" calcext:value-type="float">
            <text:p>1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table:style-name="Default" office:value-type="float" office:value="140" calcext:value-type="float">
            <text:p>1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table:style-name="Default" office:value-type="float" office:value="141" calcext:value-type="float">
            <text:p>1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table:style-name="Default" office:value-type="float" office:value="141" calcext:value-type="float">
            <text:p>1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192]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table:style-name="Default" office:value-type="float" office:value="141" calcext:value-type="float">
            <text:p>1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table:style-name="Default" office:value-type="float" office:value="141" calcext:value-type="float">
            <text:p>1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table:style-name="Default" office:value-type="float" office:value="142" calcext:value-type="float">
            <text:p>1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table:style-name="Default" office:value-type="float" office:value="143" calcext:value-type="float">
            <text:p>1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table:style-name="Default" office:value-type="float" office:value="143" calcext:value-type="float">
            <text:p>1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table:style-name="Default" office:value-type="float" office:value="144" calcext:value-type="float">
            <text:p>1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table:style-name="Default" office:value-type="float" office:value="144" calcext:value-type="float">
            <text:p>1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table:style-name="Default" office:value-type="float" office:value="145" calcext:value-type="float">
            <text:p>1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table:style-name="Default" office:value-type="float" office:value="146" calcext:value-type="float">
            <text:p>1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table:style-name="Default" office:value-type="float" office:value="146" calcext:value-type="float">
            <text:p>1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formula="of:=[.D202]" office:value-type="float" office:value="200" calcext:value-type="float">
            <text:p>200</text:p>
          </table:table-cell>
          <table:table-cell table:formula="of:=[.D202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147" calcext:value-type="float">
            <text:p>1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table:style-name="Default" office:value-type="float" office:value="147" calcext:value-type="float">
            <text:p>1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table:style-name="Default" office:value-type="float" office:value="148" calcext:value-type="float">
            <text:p>1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table:style-name="Default" office:value-type="float" office:value="149" calcext:value-type="float">
            <text:p>1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table:style-name="Default" office:value-type="float" office:value="149" calcext:value-type="float">
            <text:p>1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table:style-name="Default"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table:style-name="Default" office:value-type="float" office:value="152" calcext:value-type="float">
            <text:p>1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table:style-name="Default" office:value-type="float" office:value="152" calcext:value-type="float">
            <text:p>1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table:style-name="Default" office:value-type="float" office:value="153" calcext:value-type="float">
            <text:p>1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table:style-name="Default" office:value-type="float" office:value="153" calcext:value-type="float">
            <text:p>1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12]" office:value-type="float" office:value="210" calcext:value-type="float">
            <text:p>210</text:p>
          </table:table-cell>
          <table:table-cell office:value-type="float" office:value="210" calcext:value-type="float">
            <text:p>210</text:p>
          </table:table-cell>
          <table:table-cell table:style-name="Default" office:value-type="float" office:value="154" calcext:value-type="float">
            <text:p>1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table:style-name="Default" office:value-type="float" office:value="155" calcext:value-type="float">
            <text:p>1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table:style-name="Default" office:value-type="float" office:value="155" calcext:value-type="float">
            <text:p>1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table:style-name="Default" office:value-type="float" office:value="156" calcext:value-type="float">
            <text:p>1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table:style-name="Default" office:value-type="float" office:value="156" calcext:value-type="float">
            <text:p>1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table:style-name="Default" office:value-type="float" office:value="157" calcext:value-type="float">
            <text:p>1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table:style-name="Default" office:value-type="float" office:value="158" calcext:value-type="float">
            <text:p>1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table:style-name="Default" office:value-type="float" office:value="158" calcext:value-type="float">
            <text:p>1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table:style-name="Default" office:value-type="float" office:value="160" calcext:value-type="float">
            <text:p>1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table:style-name="Default" office:value-type="float" office:value="160" calcext:value-type="float">
            <text:p>1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22]" office:value-type="float" office:value="220" calcext:value-type="float">
            <text:p>220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161" calcext:value-type="float">
            <text:p>1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table:style-name="Default" office:value-type="float" office:value="162" calcext:value-type="float">
            <text:p>1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table:style-name="Default" office:value-type="float" office:value="162" calcext:value-type="float">
            <text:p>1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table:style-name="Default" office:value-type="float" office:value="163" calcext:value-type="float">
            <text:p>1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table:style-name="Default" office:value-type="float" office:value="164" calcext:value-type="float">
            <text:p>1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table:style-name="Default" office:value-type="float" office:value="164" calcext:value-type="float">
            <text:p>1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table:style-name="Default" office:value-type="float" office:value="166" calcext:value-type="float">
            <text:p>1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style-name="Default" office:value-type="float" office:value="166" calcext:value-type="float">
            <text:p>1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table:style-name="Default" office:value-type="float" office:value="167" calcext:value-type="float">
            <text:p>1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table:style-name="Default" office:value-type="float" office:value="168" calcext:value-type="float">
            <text:p>1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32]" office:value-type="float" office:value="230" calcext:value-type="float">
            <text:p>230</text:p>
          </table:table-cell>
          <table:table-cell office:value-type="float" office:value="230" calcext:value-type="float">
            <text:p>230</text:p>
          </table:table-cell>
          <table:table-cell table:style-name="Default" office:value-type="float" office:value="168" calcext:value-type="float">
            <text:p>1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table:style-name="Default" office:value-type="float" office:value="169" calcext:value-type="float">
            <text:p>1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table:style-name="Default" office:value-type="float" office:value="169" calcext:value-type="float">
            <text:p>1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table:style-name="Default" office:value-type="float" office:value="170" calcext:value-type="float">
            <text:p>1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table:style-name="Default" office:value-type="float" office:value="171" calcext:value-type="float">
            <text:p>1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table:style-name="Default" office:value-type="float" office:value="171" calcext:value-type="float">
            <text:p>1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table:style-name="Default" office:value-type="float" office:value="172" calcext:value-type="float">
            <text:p>1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table:style-name="Default" office:value-type="float" office:value="173" calcext:value-type="float">
            <text:p>1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table:style-name="Default" office:value-type="float" office:value="173" calcext:value-type="float">
            <text:p>1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table:style-name="Default" office:value-type="float" office:value="175" calcext:value-type="float">
            <text:p>1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42]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table:style-name="Default" office:value-type="float" office:value="175" calcext:value-type="float">
            <text:p>1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table:style-name="Default" office:value-type="float" office:value="176" calcext:value-type="float">
            <text:p>1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table:style-name="Default" office:value-type="float" office:value="177" calcext:value-type="float">
            <text:p>1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table:style-name="Default" office:value-type="float" office:value="177" calcext:value-type="float">
            <text:p>1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table:style-name="Default" office:value-type="float" office:value="178" calcext:value-type="float">
            <text:p>1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table:style-name="Default" office:value-type="float" office:value="178" calcext:value-type="float">
            <text:p>1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table:style-name="Default" office:value-type="float" office:value="179" calcext:value-type="float">
            <text:p>1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table:style-name="Default" office:value-type="float" office:value="180" calcext:value-type="float">
            <text:p>1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table:style-name="Default" office:value-type="float" office:value="180" calcext:value-type="float">
            <text:p>1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table:style-name="Default" office:value-type="float" office:value="181" calcext:value-type="float">
            <text:p>1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formula="of:=[.D252]" office:value-type="float" office:value="250" calcext:value-type="float">
            <text:p>250</text:p>
          </table:table-cell>
          <table:table-cell table:formula="of:=[.D252]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181" calcext:value-type="float">
            <text:p>1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table:style-name="Default" office:value-type="float" office:value="182" calcext:value-type="float">
            <text:p>1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table:style-name="Default" office:value-type="float" office:value="183" calcext:value-type="float">
            <text:p>1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table:style-name="Default" office:value-type="float" office:value="183" calcext:value-type="float">
            <text:p>1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table:style-name="Default" office:value-type="float" office:value="184" calcext:value-type="float">
            <text:p>1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style-name="Default" office:value-type="float" office:value="185" calcext:value-type="float">
            <text:p>1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style-name="Default" office:value-type="float" office:value="185" calcext:value-type="float">
            <text:p>1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7" calcext:value-type="float">
            <text:p>257</text:p>
          </table:table-cell>
          <table:table-cell table:style-name="Default" office:value-type="float" office:value="186" calcext:value-type="float">
            <text:p>1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8" calcext:value-type="float">
            <text:p>258</text:p>
          </table:table-cell>
          <table:table-cell table:style-name="Default" office:value-type="float" office:value="186" calcext:value-type="float">
            <text:p>1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table:style-name="Default" office:value-type="float" office:value="187" calcext:value-type="float">
            <text:p>1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62]" office:value-type="float" office:value="260" calcext:value-type="float">
            <text:p>260</text:p>
          </table:table-cell>
          <table:table-cell office:value-type="float" office:value="260" calcext:value-type="float">
            <text:p>260</text:p>
          </table:table-cell>
          <table:table-cell table:style-name="Default" office:value-type="float" office:value="188" calcext:value-type="float">
            <text:p>1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table:style-name="Default" office:value-type="float" office:value="188" calcext:value-type="float">
            <text:p>1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2" calcext:value-type="float">
            <text:p>262</text:p>
          </table:table-cell>
          <table:table-cell table:style-name="Default" office:value-type="float" office:value="189" calcext:value-type="float">
            <text:p>1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table:style-name="Default" office:value-type="float" office:value="189" calcext:value-type="float">
            <text:p>1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table:style-name="Default" office:value-type="float" office:value="190" calcext:value-type="float">
            <text:p>1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66" calcext:value-type="float">
            <text:p>266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formula="of:=[.D272]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table:style-name="Default" office:value-type="float" office:value="193" calcext:value-type="float">
            <text:p>19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273" calcext:value-type="float">
            <text:p>273</text:p>
          </table:table-cell>
          <table:table-cell table:style-name="Default" office:value-type="float" office:value="194" calcext:value-type="float">
            <text:p>1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74" calcext:value-type="float">
            <text:p>274</text:p>
          </table:table-cell>
          <table:table-cell table:style-name="Default" office:value-type="float" office:value="194" calcext:value-type="float">
            <text:p>1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table:style-name="Default" office:value-type="float" office:value="194" calcext:value-type="float">
            <text:p>1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76" calcext:value-type="float">
            <text:p>276</text:p>
          </table:table-cell>
          <table:table-cell table:style-name="Default" office:value-type="float" office:value="194" calcext:value-type="float">
            <text:p>1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77" calcext:value-type="float">
            <text:p>277</text:p>
          </table:table-cell>
          <table:table-cell table:style-name="Default" office:value-type="float" office:value="194" calcext:value-type="float">
            <text:p>1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79" calcext:value-type="float">
            <text:p>279</text:p>
          </table:table-cell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82]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196" calcext:value-type="float">
            <text:p>1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81" calcext:value-type="float">
            <text:p>281</text:p>
          </table:table-cell>
          <table:table-cell table:style-name="Default" office:value-type="float" office:value="196" calcext:value-type="float">
            <text:p>1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 table:style-name="Default" office:value-type="float" office:value="196" calcext:value-type="float">
            <text:p>1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83" calcext:value-type="float">
            <text:p>283</text:p>
          </table:table-cell>
          <table:table-cell table:style-name="Default" office:value-type="float" office:value="197" calcext:value-type="float">
            <text:p>1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84" calcext:value-type="float">
            <text:p>284</text:p>
          </table:table-cell>
          <table:table-cell table:style-name="Default" office:value-type="float" office:value="197" calcext:value-type="float">
            <text:p>1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85" calcext:value-type="float">
            <text:p>285</text:p>
          </table:table-cell>
          <table:table-cell table:style-name="Default" office:value-type="float" office:value="197" calcext:value-type="float">
            <text:p>1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table:style-name="Default" office:value-type="float" office:value="198" calcext:value-type="float">
            <text:p>1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87" calcext:value-type="float">
            <text:p>287</text:p>
          </table:table-cell>
          <table:table-cell table:style-name="Default" office:value-type="float" office:value="198" calcext:value-type="float">
            <text:p>1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88" calcext:value-type="float">
            <text:p>288</text:p>
          </table:table-cell>
          <table:table-cell table:style-name="Default" office:value-type="float" office:value="199" calcext:value-type="float">
            <text:p>1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table:style-name="Default" office:value-type="float" office:value="199" calcext:value-type="float">
            <text:p>1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292]" office:value-type="float" office:value="290" calcext:value-type="float">
            <text:p>290</text:p>
          </table:table-cell>
          <table:table-cell office:value-type="float" office:value="290" calcext:value-type="float">
            <text:p>290</text:p>
          </table:table-cell>
          <table:table-cell table:style-name="Default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table:style-name="Default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table:style-name="Default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  <table:table-cell table:style-name="Default" office:value-type="float" office:value="201" calcext:value-type="float">
            <text:p>2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table:style-name="Default" office:value-type="float" office:value="201" calcext:value-type="float">
            <text:p>2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table:style-name="Default" office:value-type="float" office:value="202" calcext:value-type="float">
            <text:p>2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6" calcext:value-type="float">
            <text:p>296</text:p>
          </table:table-cell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table:style-name="Default" office:value-type="float" office:value="204" calcext:value-type="float">
            <text:p>2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formula="of:=[.D302]" office:value-type="float" office:value="300" calcext:value-type="float">
            <text:p>300</text:p>
          </table:table-cell>
          <table:table-cell table:formula="of:=[.D302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204" calcext:value-type="float">
            <text:p>2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1" calcext:value-type="float">
            <text:p>301</text:p>
          </table:table-cell>
          <table:table-cell table:style-name="Default" office:value-type="float" office:value="205" calcext:value-type="float">
            <text:p>2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table:style-name="Default" office:value-type="float" office:value="205" calcext:value-type="float">
            <text:p>2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table:style-name="Default" office:value-type="float" office:value="206" calcext:value-type="float">
            <text:p>2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table:style-name="Default" office:value-type="float" office:value="207" calcext:value-type="float">
            <text:p>2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table:style-name="Default" office:value-type="float" office:value="207" calcext:value-type="float">
            <text:p>2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table:style-name="Default" office:value-type="float" office:value="208" calcext:value-type="float">
            <text:p>2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table:style-name="Default" office:value-type="float" office:value="208" calcext:value-type="float">
            <text:p>2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table:style-name="Default" office:value-type="float" office:value="209" calcext:value-type="float">
            <text:p>2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table:style-name="Default" office:value-type="float" office:value="210" calcext:value-type="float">
            <text:p>2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12]" office:value-type="float" office:value="310" calcext:value-type="float">
            <text:p>310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210" calcext:value-type="float">
            <text:p>2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table:style-name="Default" office:value-type="float" office:value="211" calcext:value-type="float">
            <text:p>2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table:style-name="Default" office:value-type="float" office:value="212" calcext:value-type="float">
            <text:p>2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table:style-name="Default" office:value-type="float" office:value="212" calcext:value-type="float">
            <text:p>2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table:style-name="Default" office:value-type="float" office:value="212" calcext:value-type="float">
            <text:p>2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table:style-name="Default" office:value-type="float" office:value="212" calcext:value-type="float">
            <text:p>2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6" calcext:value-type="float">
            <text:p>316</text:p>
          </table:table-cell>
          <table:table-cell table:style-name="Default"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table:style-name="Default" office:value-type="float" office:value="214" calcext:value-type="float">
            <text:p>2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table:style-name="Default" office:value-type="float" office:value="214" calcext:value-type="float">
            <text:p>2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table:style-name="Default" office:value-type="float" office:value="215" calcext:value-type="float">
            <text:p>2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22]" office:value-type="float" office:value="320" calcext:value-type="float">
            <text:p>320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215" calcext:value-type="float">
            <text:p>2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1" calcext:value-type="float">
            <text:p>321</text:p>
          </table:table-cell>
          <table:table-cell table:style-name="Default" office:value-type="float" office:value="216" calcext:value-type="float">
            <text:p>2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table:style-name="Default" office:value-type="float" office:value="217" calcext:value-type="float">
            <text:p>2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table:style-name="Default" office:value-type="float" office:value="217" calcext:value-type="float">
            <text:p>2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table:style-name="Default" office:value-type="float" office:value="218" calcext:value-type="float">
            <text:p>2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table:style-name="Default" office:value-type="float" office:value="219" calcext:value-type="float">
            <text:p>2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table:style-name="Default" office:value-type="float" office:value="219" calcext:value-type="float">
            <text:p>2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7" calcext:value-type="float">
            <text:p>327</text:p>
          </table:table-cell>
          <table:table-cell table:style-name="Default" office:value-type="float" office:value="220" calcext:value-type="float">
            <text:p>2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table:style-name="Default" office:value-type="float" office:value="220" calcext:value-type="float">
            <text:p>2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table:style-name="Default" office:value-type="float" office:value="220" calcext:value-type="float">
            <text:p>2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32]" office:value-type="float" office:value="330" calcext:value-type="float">
            <text:p>330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221" calcext:value-type="float">
            <text:p>2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  <table:table-cell table:style-name="Default" office:value-type="float" office:value="221" calcext:value-type="float">
            <text:p>2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2" calcext:value-type="float">
            <text:p>332</text:p>
          </table:table-cell>
          <table:table-cell table:style-name="Default" office:value-type="float" office:value="222" calcext:value-type="float">
            <text:p>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table:style-name="Default" office:value-type="float" office:value="222" calcext:value-type="float">
            <text:p>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table:style-name="Default" office:value-type="float" office:value="223" calcext:value-type="float">
            <text:p>2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5" calcext:value-type="float">
            <text:p>335</text:p>
          </table:table-cell>
          <table:table-cell table:style-name="Default" office:value-type="float" office:value="224" calcext:value-type="float">
            <text:p>2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table:style-name="Default" office:value-type="float" office:value="224" calcext:value-type="float">
            <text:p>2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table:style-name="Default" office:value-type="float" office:value="225" calcext:value-type="float">
            <text:p>2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table:style-name="Default" office:value-type="float" office:value="225" calcext:value-type="float">
            <text:p>2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39" calcext:value-type="float">
            <text:p>339</text:p>
          </table:table-cell>
          <table:table-cell table:style-name="Default" office:value-type="float" office:value="225" calcext:value-type="float">
            <text:p>2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42]" office:value-type="float" office:value="340" calcext:value-type="float">
            <text:p>340</text:p>
          </table:table-cell>
          <table:table-cell office:value-type="float" office:value="340" calcext:value-type="float">
            <text:p>340</text:p>
          </table:table-cell>
          <table:table-cell table:style-name="Default" office:value-type="float" office:value="226" calcext:value-type="float">
            <text:p>2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table:style-name="Default" office:value-type="float" office:value="226" calcext:value-type="float">
            <text:p>2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table:style-name="Default" office:value-type="float" office:value="227" calcext:value-type="float">
            <text:p>2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3" calcext:value-type="float">
            <text:p>343</text:p>
          </table:table-cell>
          <table:table-cell table:style-name="Default" office:value-type="float" office:value="227" calcext:value-type="float">
            <text:p>2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4" calcext:value-type="float">
            <text:p>344</text:p>
          </table:table-cell>
          <table:table-cell table:style-name="Default" office:value-type="float" office:value="227" calcext:value-type="float">
            <text:p>2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5" calcext:value-type="float">
            <text:p>345</text:p>
          </table:table-cell>
          <table:table-cell table:style-name="Default" office:value-type="float" office:value="228" calcext:value-type="float">
            <text:p>2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table:style-name="Default" office:value-type="float" office:value="228" calcext:value-type="float">
            <text:p>2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7" calcext:value-type="float">
            <text:p>347</text:p>
          </table:table-cell>
          <table:table-cell table:style-name="Default" office:value-type="float" office:value="229" calcext:value-type="float">
            <text:p>2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8" calcext:value-type="float">
            <text:p>348</text:p>
          </table:table-cell>
          <table:table-cell table:style-name="Default" office:value-type="float" office:value="229" calcext:value-type="float">
            <text:p>2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49" calcext:value-type="float">
            <text:p>349</text:p>
          </table:table-cell>
          <table:table-cell table:style-name="Default" office:value-type="float" office:value="229" calcext:value-type="float">
            <text:p>2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table:formula="of:=[.D352]" office:value-type="float" office:value="350" calcext:value-type="float">
            <text:p>350</text:p>
          </table:table-cell>
          <table:table-cell table:formula="of:=[.D352]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table:style-name="Default" office:value-type="float" office:value="230" calcext:value-type="float">
            <text:p>2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table:style-name="Default" office:value-type="float" office:value="230" calcext:value-type="float">
            <text:p>2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52" calcext:value-type="float">
            <text:p>352</text:p>
          </table:table-cell>
          <table:table-cell table:style-name="Default" office:value-type="float" office:value="230" calcext:value-type="float">
            <text:p>2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table:style-name="Default" office:value-type="float" office:value="231" calcext:value-type="float">
            <text:p>23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54" calcext:value-type="float">
            <text:p>354</text:p>
          </table:table-cell>
          <table:table-cell table:style-name="Default" office:value-type="float" office:value="231" calcext:value-type="float">
            <text:p>23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55" calcext:value-type="float">
            <text:p>355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56" calcext:value-type="float">
            <text:p>356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58" calcext:value-type="float">
            <text:p>358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59" calcext:value-type="float">
            <text:p>359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table:formula="of:=[.D362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61" calcext:value-type="float">
            <text:p>361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office:value-type="float" office:value="362" calcext:value-type="float">
            <text:p>362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3" calcext:value-type="float">
            <text:p>363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4" calcext:value-type="float">
            <text:p>364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5" calcext:value-type="float">
            <text:p>365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6" calcext:value-type="float">
            <text:p>366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7" calcext:value-type="float">
            <text:p>367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8" calcext:value-type="float">
            <text:p>368</text:p>
          </table:table-cell>
          <table:table-cell table:style-name="Default" office:value-type="float" office:value="231" calcext:value-type="float">
            <text:p>2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69" calcext:value-type="float">
            <text:p>369</text:p>
          </table:table-cell>
          <table:table-cell table:style-name="Default" office:value-type="float" office:value="231" calcext:value-type="float">
            <text:p>2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72]" office:value-type="float" office:value="370" calcext:value-type="float">
            <text:p>370</text:p>
          </table:table-cell>
          <table:table-cell office:value-type="float" office:value="370" calcext:value-type="float">
            <text:p>370</text:p>
          </table:table-cell>
          <table:table-cell table:style-name="Default" office:value-type="float" office:value="231" calcext:value-type="float">
            <text:p>2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71" calcext:value-type="float">
            <text:p>371</text:p>
          </table:table-cell>
          <table:table-cell table:style-name="Default" office:value-type="float" office:value="231" calcext:value-type="float">
            <text:p>2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72" calcext:value-type="float">
            <text:p>372</text:p>
          </table:table-cell>
          <table:table-cell table:style-name="Default" office:value-type="float" office:value="231" calcext:value-type="float">
            <text:p>2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73" calcext:value-type="float">
            <text:p>373</text:p>
          </table:table-cell>
          <table:table-cell table:style-name="Default" office:value-type="float" office:value="230" calcext:value-type="float">
            <text:p>23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74" calcext:value-type="float">
            <text:p>374</text:p>
          </table:table-cell>
          <table:table-cell table:style-name="Default" office:value-type="float" office:value="229" calcext:value-type="float">
            <text:p>22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table:style-name="Default" office:value-type="float" office:value="229" calcext:value-type="float">
            <text:p>22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76" calcext:value-type="float">
            <text:p>376</text:p>
          </table:table-cell>
          <table:table-cell table:style-name="Default" office:value-type="float" office:value="229" calcext:value-type="float">
            <text:p>22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77" calcext:value-type="float">
            <text:p>377</text:p>
          </table:table-cell>
          <table:table-cell table:style-name="Default" office:value-type="float" office:value="229" calcext:value-type="float">
            <text:p>22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78" calcext:value-type="float">
            <text:p>378</text:p>
          </table:table-cell>
          <table:table-cell table:style-name="Default" office:value-type="float" office:value="229" calcext:value-type="float">
            <text:p>22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79" calcext:value-type="float">
            <text:p>379</text:p>
          </table:table-cell>
          <table:table-cell table:style-name="Default" office:value-type="float" office:value="227" calcext:value-type="float">
            <text:p>22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82]" office:value-type="float" office:value="380" calcext:value-type="float">
            <text:p>380</text:p>
          </table:table-cell>
          <table:table-cell office:value-type="float" office:value="380" calcext:value-type="float">
            <text:p>380</text:p>
          </table:table-cell>
          <table:table-cell table:style-name="Default" office:value-type="float" office:value="227" calcext:value-type="float">
            <text:p>22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1" calcext:value-type="float">
            <text:p>381</text:p>
          </table:table-cell>
          <table:table-cell table:style-name="Default" office:value-type="float" office:value="223" calcext:value-type="float">
            <text:p>22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2" calcext:value-type="float">
            <text:p>382</text:p>
          </table:table-cell>
          <table:table-cell table:style-name="Default" office:value-type="float" office:value="223" calcext:value-type="float">
            <text:p>22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3" calcext:value-type="float">
            <text:p>383</text:p>
          </table:table-cell>
          <table:table-cell table:style-name="Default" office:value-type="float" office:value="221" calcext:value-type="float">
            <text:p>22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4" calcext:value-type="float">
            <text:p>384</text:p>
          </table:table-cell>
          <table:table-cell table:style-name="Default" office:value-type="float" office:value="219" calcext:value-type="float">
            <text:p>21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5" calcext:value-type="float">
            <text:p>385</text:p>
          </table:table-cell>
          <table:table-cell table:style-name="Default" office:value-type="float" office:value="219" calcext:value-type="float">
            <text:p>21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6" calcext:value-type="float">
            <text:p>386</text:p>
          </table:table-cell>
          <table:table-cell table:style-name="Default" office:value-type="float" office:value="217" calcext:value-type="float">
            <text:p>21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7" calcext:value-type="float">
            <text:p>387</text:p>
          </table:table-cell>
          <table:table-cell table:style-name="Default" office:value-type="float" office:value="215" calcext:value-type="float">
            <text:p>21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8" calcext:value-type="float">
            <text:p>388</text:p>
          </table:table-cell>
          <table:table-cell table:style-name="Default" office:value-type="float" office:value="215" calcext:value-type="float">
            <text:p>21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89" calcext:value-type="float">
            <text:p>389</text:p>
          </table:table-cell>
          <table:table-cell table:style-name="Default" office:value-type="float" office:value="212" calcext:value-type="float">
            <text:p>21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392]" office:value-type="float" office:value="390" calcext:value-type="float">
            <text:p>390</text:p>
          </table:table-cell>
          <table:table-cell office:value-type="float" office:value="390" calcext:value-type="float">
            <text:p>390</text:p>
          </table:table-cell>
          <table:table-cell table:style-name="Default" office:value-type="float" office:value="212" calcext:value-type="float">
            <text:p>21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1" calcext:value-type="float">
            <text:p>391</text:p>
          </table:table-cell>
          <table:table-cell table:style-name="Default" office:value-type="float" office:value="211" calcext:value-type="float">
            <text:p>21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2" calcext:value-type="float">
            <text:p>392</text:p>
          </table:table-cell>
          <table:table-cell table:style-name="Default" office:value-type="float" office:value="209" calcext:value-type="float">
            <text:p>20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3" calcext:value-type="float">
            <text:p>393</text:p>
          </table:table-cell>
          <table:table-cell table:style-name="Default" office:value-type="float" office:value="209" calcext:value-type="float">
            <text:p>20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4" calcext:value-type="float">
            <text:p>394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5" calcext:value-type="float">
            <text:p>395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table:style-name="Default" office:value-type="float" office:value="209" calcext:value-type="float">
            <text:p>20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7" calcext:value-type="float">
            <text:p>397</text:p>
          </table:table-cell>
          <table:table-cell table:style-name="Default" office:value-type="float" office:value="208" calcext:value-type="float">
            <text:p>20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8" calcext:value-type="float">
            <text:p>398</text:p>
          </table:table-cell>
          <table:table-cell table:style-name="Default" office:value-type="float" office:value="208" calcext:value-type="float">
            <text:p>20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399" calcext:value-type="float">
            <text:p>399</text:p>
          </table:table-cell>
          <table:table-cell table:style-name="Default" office:value-type="float" office:value="208" calcext:value-type="float">
            <text:p>20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402]" office:value-type="float" office:value="400" calcext:value-type="float">
            <text:p>400</text:p>
          </table:table-cell>
          <table:table-cell table:formula="of:=[.D402]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206" calcext:value-type="float">
            <text:p>20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1" calcext:value-type="float">
            <text:p>401</text:p>
          </table:table-cell>
          <table:table-cell table:style-name="Default" office:value-type="float" office:value="206" calcext:value-type="float">
            <text:p>20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2" calcext:value-type="float">
            <text:p>402</text:p>
          </table:table-cell>
          <table:table-cell table:style-name="Default" office:value-type="float" office:value="206" calcext:value-type="float">
            <text:p>20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3" calcext:value-type="float">
            <text:p>403</text:p>
          </table:table-cell>
          <table:table-cell table:style-name="Default" office:value-type="float" office:value="206" calcext:value-type="float">
            <text:p>20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4" calcext:value-type="float">
            <text:p>404</text:p>
          </table:table-cell>
          <table:table-cell table:style-name="Default" office:value-type="float" office:value="204" calcext:value-type="float">
            <text:p>20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5" calcext:value-type="float">
            <text:p>405</text:p>
          </table:table-cell>
          <table:table-cell table:style-name="Default" office:value-type="float" office:value="204" calcext:value-type="float">
            <text:p>20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6" calcext:value-type="float">
            <text:p>406</text:p>
          </table:table-cell>
          <table:table-cell table:style-name="Default" office:value-type="float" office:value="204" calcext:value-type="float">
            <text:p>20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table:style-name="Default" office:value-type="float" office:value="204" calcext:value-type="float">
            <text:p>20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8" calcext:value-type="float">
            <text:p>408</text:p>
          </table:table-cell>
          <table:table-cell table:style-name="Default" office:value-type="float" office:value="204" calcext:value-type="float">
            <text:p>20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09" calcext:value-type="float">
            <text:p>409</text:p>
          </table:table-cell>
          <table:table-cell table:style-name="Default" office:value-type="float" office:value="204" calcext:value-type="float">
            <text:p>20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12]" office:value-type="float" office:value="410" calcext:value-type="float">
            <text:p>410</text:p>
          </table:table-cell>
          <table:table-cell office:value-type="float" office:value="410" calcext:value-type="float">
            <text:p>410</text:p>
          </table:table-cell>
          <table:table-cell table:style-name="Default" office:value-type="float" office:value="202" calcext:value-type="float">
            <text:p>2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1" calcext:value-type="float">
            <text:p>411</text:p>
          </table:table-cell>
          <table:table-cell table:style-name="Default" office:value-type="float" office:value="202" calcext:value-type="float">
            <text:p>2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2" calcext:value-type="float">
            <text:p>412</text:p>
          </table:table-cell>
          <table:table-cell table:style-name="Default" office:value-type="float" office:value="202" calcext:value-type="float">
            <text:p>2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3" calcext:value-type="float">
            <text:p>413</text:p>
          </table:table-cell>
          <table:table-cell table:style-name="Default" office:value-type="float" office:value="202" calcext:value-type="float">
            <text:p>2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4" calcext:value-type="float">
            <text:p>414</text:p>
          </table:table-cell>
          <table:table-cell table:style-name="Default" office:value-type="float" office:value="201" calcext:value-type="float">
            <text:p>20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5" calcext:value-type="float">
            <text:p>415</text:p>
          </table:table-cell>
          <table:table-cell table:style-name="Default" office:value-type="float" office:value="199" calcext:value-type="float">
            <text:p>1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6" calcext:value-type="float">
            <text:p>416</text:p>
          </table:table-cell>
          <table:table-cell table:style-name="Default" office:value-type="float" office:value="199" calcext:value-type="float">
            <text:p>1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table:style-name="Default" office:value-type="float" office:value="199" calcext:value-type="float">
            <text:p>1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8" calcext:value-type="float">
            <text:p>418</text:p>
          </table:table-cell>
          <table:table-cell table:style-name="Default" office:value-type="float" office:value="199" calcext:value-type="float">
            <text:p>1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19" calcext:value-type="float">
            <text:p>419</text:p>
          </table:table-cell>
          <table:table-cell table:style-name="Default" office:value-type="float" office:value="199" calcext:value-type="float">
            <text:p>1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22]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table:style-name="Default" office:value-type="float" office:value="199" calcext:value-type="float">
            <text:p>1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table:style-name="Default" office:value-type="float" office:value="199" calcext:value-type="float">
            <text:p>1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2" calcext:value-type="float">
            <text:p>422</text:p>
          </table:table-cell>
          <table:table-cell table:style-name="Default" office:value-type="float" office:value="198" calcext:value-type="float">
            <text:p>19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3" calcext:value-type="float">
            <text:p>423</text:p>
          </table:table-cell>
          <table:table-cell table:style-name="Default" office:value-type="float" office:value="196" calcext:value-type="float">
            <text:p>19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4" calcext:value-type="float">
            <text:p>424</text:p>
          </table:table-cell>
          <table:table-cell table:style-name="Default" office:value-type="float" office:value="196" calcext:value-type="float">
            <text:p>19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5" calcext:value-type="float">
            <text:p>425</text:p>
          </table:table-cell>
          <table:table-cell table:style-name="Default" office:value-type="float" office:value="195" calcext:value-type="float">
            <text:p>19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6" calcext:value-type="float">
            <text:p>426</text:p>
          </table:table-cell>
          <table:table-cell table:style-name="Default" office:value-type="float" office:value="195" calcext:value-type="float">
            <text:p>19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7" calcext:value-type="float">
            <text:p>427</text:p>
          </table:table-cell>
          <table:table-cell table:style-name="Default" office:value-type="float" office:value="194" calcext:value-type="float">
            <text:p>19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table:style-name="Default" office:value-type="float" office:value="194" calcext:value-type="float">
            <text:p>19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29" calcext:value-type="float">
            <text:p>429</text:p>
          </table:table-cell>
          <table:table-cell table:style-name="Default" office:value-type="float" office:value="194" calcext:value-type="float">
            <text:p>19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32]" office:value-type="float" office:value="430" calcext:value-type="float">
            <text:p>430</text:p>
          </table:table-cell>
          <table:table-cell office:value-type="float" office:value="430" calcext:value-type="float">
            <text:p>430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2" calcext:value-type="float">
            <text:p>432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3" calcext:value-type="float">
            <text:p>433</text:p>
          </table:table-cell>
          <table:table-cell table:style-name="Default" office:value-type="float" office:value="190" calcext:value-type="float">
            <text:p>19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4" calcext:value-type="float">
            <text:p>434</text:p>
          </table:table-cell>
          <table:table-cell table:style-name="Default" office:value-type="float" office:value="190" calcext:value-type="float">
            <text:p>19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5" calcext:value-type="float">
            <text:p>435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6" calcext:value-type="float">
            <text:p>436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8" calcext:value-type="float">
            <text:p>438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39" calcext:value-type="float">
            <text:p>439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42]" office:value-type="float" office:value="440" calcext:value-type="float">
            <text:p>440</text:p>
          </table:table-cell>
          <table:table-cell office:value-type="float" office:value="440" calcext:value-type="float">
            <text:p>440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1" calcext:value-type="float">
            <text:p>441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3" calcext:value-type="float">
            <text:p>443</text:p>
          </table:table-cell>
          <table:table-cell table:style-name="Default" office:value-type="float" office:value="188" calcext:value-type="float">
            <text:p>18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4" calcext:value-type="float">
            <text:p>444</text:p>
          </table:table-cell>
          <table:table-cell table:style-name="Default" office:value-type="float" office:value="187" calcext:value-type="float">
            <text:p>18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5" calcext:value-type="float">
            <text:p>445</text:p>
          </table:table-cell>
          <table:table-cell table:style-name="Default" office:value-type="float" office:value="187" calcext:value-type="float">
            <text:p>18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6" calcext:value-type="float">
            <text:p>446</text:p>
          </table:table-cell>
          <table:table-cell table:style-name="Default" office:value-type="float" office:value="185" calcext:value-type="float">
            <text:p>18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7" calcext:value-type="float">
            <text:p>447</text:p>
          </table:table-cell>
          <table:table-cell table:style-name="Default" office:value-type="float" office:value="185" calcext:value-type="float">
            <text:p>18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8" calcext:value-type="float">
            <text:p>448</text:p>
          </table:table-cell>
          <table:table-cell table:style-name="Default" office:value-type="float" office:value="184" calcext:value-type="float">
            <text:p>18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49" calcext:value-type="float">
            <text:p>449</text:p>
          </table:table-cell>
          <table:table-cell table:style-name="Default" office:value-type="float" office:value="184" calcext:value-type="float">
            <text:p>18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452]" office:value-type="float" office:value="450" calcext:value-type="float">
            <text:p>450</text:p>
          </table:table-cell>
          <table:table-cell table:formula="of:=[.D452]" office:value-type="float" office:value="450" calcext:value-type="float">
            <text:p>450</text:p>
          </table:table-cell>
          <table:table-cell office:value-type="float" office:value="450" calcext:value-type="float">
            <text:p>450</text:p>
          </table:table-cell>
          <table:table-cell table:style-name="Default" office:value-type="float" office:value="184" calcext:value-type="float">
            <text:p>18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1" calcext:value-type="float">
            <text:p>451</text:p>
          </table:table-cell>
          <table:table-cell table:style-name="Default" office:value-type="float" office:value="182" calcext:value-type="float">
            <text:p>18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2" calcext:value-type="float">
            <text:p>452</text:p>
          </table:table-cell>
          <table:table-cell table:style-name="Default" office:value-type="float" office:value="182" calcext:value-type="float">
            <text:p>18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3" calcext:value-type="float">
            <text:p>453</text:p>
          </table:table-cell>
          <table:table-cell table:style-name="Default" office:value-type="float" office:value="181" calcext:value-type="float">
            <text:p>18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4" calcext:value-type="float">
            <text:p>454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5" calcext:value-type="float">
            <text:p>455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6" calcext:value-type="float">
            <text:p>456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7" calcext:value-type="float">
            <text:p>457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8" calcext:value-type="float">
            <text:p>458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59" calcext:value-type="float">
            <text:p>459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62]" office:value-type="float" office:value="460" calcext:value-type="float">
            <text:p>460</text:p>
          </table:table-cell>
          <table:table-cell office:value-type="float" office:value="460" calcext:value-type="float">
            <text:p>460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1" calcext:value-type="float">
            <text:p>461</text:p>
          </table:table-cell>
          <table:table-cell table:style-name="Default" office:value-type="float" office:value="179" calcext:value-type="float">
            <text:p>17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2" calcext:value-type="float">
            <text:p>462</text:p>
          </table:table-cell>
          <table:table-cell table:style-name="Default" office:value-type="float" office:value="179" calcext:value-type="float">
            <text:p>17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3" calcext:value-type="float">
            <text:p>463</text:p>
          </table:table-cell>
          <table:table-cell table:style-name="Default" office:value-type="float" office:value="179" calcext:value-type="float">
            <text:p>17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4" calcext:value-type="float">
            <text:p>464</text:p>
          </table:table-cell>
          <table:table-cell table:style-name="Default" office:value-type="float" office:value="178" calcext:value-type="float">
            <text:p>17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5" calcext:value-type="float">
            <text:p>465</text:p>
          </table:table-cell>
          <table:table-cell table:style-name="Default" office:value-type="float" office:value="178" calcext:value-type="float">
            <text:p>17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6" calcext:value-type="float">
            <text:p>466</text:p>
          </table:table-cell>
          <table:table-cell table:style-name="Default" office:value-type="float" office:value="179" calcext:value-type="float">
            <text:p>17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7" calcext:value-type="float">
            <text:p>467</text:p>
          </table:table-cell>
          <table:table-cell table:style-name="Default" office:value-type="float" office:value="178" calcext:value-type="float">
            <text:p>17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8" calcext:value-type="float">
            <text:p>468</text:p>
          </table:table-cell>
          <table:table-cell table:style-name="Default" office:value-type="float" office:value="178" calcext:value-type="float">
            <text:p>17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69" calcext:value-type="float">
            <text:p>469</text:p>
          </table:table-cell>
          <table:table-cell table:style-name="Default" office:value-type="float" office:value="176" calcext:value-type="float">
            <text:p>1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72]" office:value-type="float" office:value="470" calcext:value-type="float">
            <text:p>470</text:p>
          </table:table-cell>
          <table:table-cell office:value-type="float" office:value="470" calcext:value-type="float">
            <text:p>470</text:p>
          </table:table-cell>
          <table:table-cell table:style-name="Default" office:value-type="float" office:value="176" calcext:value-type="float">
            <text:p>1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1" calcext:value-type="float">
            <text:p>471</text:p>
          </table:table-cell>
          <table:table-cell table:style-name="Default" office:value-type="float" office:value="176" calcext:value-type="float">
            <text:p>1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2" calcext:value-type="float">
            <text:p>472</text:p>
          </table:table-cell>
          <table:table-cell table:style-name="Default" office:value-type="float" office:value="173" calcext:value-type="float">
            <text:p>17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3" calcext:value-type="float">
            <text:p>473</text:p>
          </table:table-cell>
          <table:table-cell table:style-name="Default" office:value-type="float" office:value="173" calcext:value-type="float">
            <text:p>17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4" calcext:value-type="float">
            <text:p>474</text:p>
          </table:table-cell>
          <table:table-cell table:style-name="Default" office:value-type="float" office:value="173" calcext:value-type="float">
            <text:p>17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5" calcext:value-type="float">
            <text:p>475</text:p>
          </table:table-cell>
          <table:table-cell table:style-name="Default" office:value-type="float" office:value="173" calcext:value-type="float">
            <text:p>17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6" calcext:value-type="float">
            <text:p>476</text:p>
          </table:table-cell>
          <table:table-cell table:style-name="Default" office:value-type="float" office:value="173" calcext:value-type="float">
            <text:p>17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7" calcext:value-type="float">
            <text:p>477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8" calcext:value-type="float">
            <text:p>478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79" calcext:value-type="float">
            <text:p>479</text:p>
          </table:table-cell>
          <table:table-cell table:style-name="Default" office:value-type="float" office:value="169" calcext:value-type="float">
            <text:p>16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82]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1" calcext:value-type="float">
            <text:p>481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2" calcext:value-type="float">
            <text:p>482</text:p>
          </table:table-cell>
          <table:table-cell table:style-name="Default" office:value-type="float" office:value="168" calcext:value-type="float">
            <text:p>1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3" calcext:value-type="float">
            <text:p>483</text:p>
          </table:table-cell>
          <table:table-cell table:style-name="Default" office:value-type="float" office:value="168" calcext:value-type="float">
            <text:p>1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4" calcext:value-type="float">
            <text:p>484</text:p>
          </table:table-cell>
          <table:table-cell table:style-name="Default" office:value-type="float" office:value="169" calcext:value-type="float">
            <text:p>16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5" calcext:value-type="float">
            <text:p>485</text:p>
          </table:table-cell>
          <table:table-cell table:style-name="Default" office:value-type="float" office:value="168" calcext:value-type="float">
            <text:p>1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6" calcext:value-type="float">
            <text:p>486</text:p>
          </table:table-cell>
          <table:table-cell table:style-name="Default" office:value-type="float" office:value="168" calcext:value-type="float">
            <text:p>1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7" calcext:value-type="float">
            <text:p>487</text:p>
          </table:table-cell>
          <table:table-cell table:style-name="Default" office:value-type="float" office:value="166" calcext:value-type="float">
            <text:p>1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8" calcext:value-type="float">
            <text:p>488</text:p>
          </table:table-cell>
          <table:table-cell table:style-name="Default" office:value-type="float" office:value="166" calcext:value-type="float">
            <text:p>1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89" calcext:value-type="float">
            <text:p>489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492]" office:value-type="float" office:value="490" calcext:value-type="float">
            <text:p>490</text:p>
          </table:table-cell>
          <table:table-cell office:value-type="float" office:value="490" calcext:value-type="float">
            <text:p>490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1" calcext:value-type="float">
            <text:p>491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2" calcext:value-type="float">
            <text:p>492</text:p>
          </table:table-cell>
          <table:table-cell table:style-name="Default" office:value-type="float" office:value="166" calcext:value-type="float">
            <text:p>1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3" calcext:value-type="float">
            <text:p>493</text:p>
          </table:table-cell>
          <table:table-cell table:style-name="Default" office:value-type="float" office:value="166" calcext:value-type="float">
            <text:p>1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4" calcext:value-type="float">
            <text:p>494</text:p>
          </table:table-cell>
          <table:table-cell table:style-name="Default" office:value-type="float" office:value="166" calcext:value-type="float">
            <text:p>1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5" calcext:value-type="float">
            <text:p>495</text:p>
          </table:table-cell>
          <table:table-cell table:style-name="Default" office:value-type="float" office:value="166" calcext:value-type="float">
            <text:p>1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6" calcext:value-type="float">
            <text:p>496</text:p>
          </table:table-cell>
          <table:table-cell table:style-name="Default" office:value-type="float" office:value="166" calcext:value-type="float">
            <text:p>1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7" calcext:value-type="float">
            <text:p>497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8" calcext:value-type="float">
            <text:p>498</text:p>
          </table:table-cell>
          <table:table-cell table:style-name="Default" office:value-type="float" office:value="165" calcext:value-type="float">
            <text:p>1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499" calcext:value-type="float">
            <text:p>499</text:p>
          </table:table-cell>
          <table:table-cell table:style-name="Default" office:value-type="float" office:value="165" calcext:value-type="float">
            <text:p>1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502]" office:value-type="float" office:value="500" calcext:value-type="float">
            <text:p>500</text:p>
          </table:table-cell>
          <table:table-cell table:formula="of:=[.D502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164" calcext:value-type="float">
            <text:p>1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1" calcext:value-type="float">
            <text:p>501</text:p>
          </table:table-cell>
          <table:table-cell table:style-name="Default" office:value-type="float" office:value="164" calcext:value-type="float">
            <text:p>1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2" calcext:value-type="float">
            <text:p>502</text:p>
          </table:table-cell>
          <table:table-cell table:style-name="Default" office:value-type="float" office:value="164" calcext:value-type="float">
            <text:p>1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3" calcext:value-type="float">
            <text:p>503</text:p>
          </table:table-cell>
          <table:table-cell table:style-name="Default" office:value-type="float" office:value="164" calcext:value-type="float">
            <text:p>1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4" calcext:value-type="float">
            <text:p>504</text:p>
          </table:table-cell>
          <table:table-cell table:style-name="Default" office:value-type="float" office:value="164" calcext:value-type="float">
            <text:p>1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5" calcext:value-type="float">
            <text:p>505</text:p>
          </table:table-cell>
          <table:table-cell table:style-name="Default" office:value-type="float" office:value="163" calcext:value-type="float">
            <text:p>1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6" calcext:value-type="float">
            <text:p>506</text:p>
          </table:table-cell>
          <table:table-cell table:style-name="Default" office:value-type="float" office:value="163" calcext:value-type="float">
            <text:p>1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7" calcext:value-type="float">
            <text:p>507</text:p>
          </table:table-cell>
          <table:table-cell table:style-name="Default" office:value-type="float" office:value="163" calcext:value-type="float">
            <text:p>1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8" calcext:value-type="float">
            <text:p>508</text:p>
          </table:table-cell>
          <table:table-cell table:style-name="Default" office:value-type="float" office:value="162" calcext:value-type="float">
            <text:p>1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09" calcext:value-type="float">
            <text:p>509</text:p>
          </table:table-cell>
          <table:table-cell table:style-name="Default" office:value-type="float" office:value="162" calcext:value-type="float">
            <text:p>1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12]" office:value-type="float" office:value="510" calcext:value-type="float">
            <text:p>510</text:p>
          </table:table-cell>
          <table:table-cell office:value-type="float" office:value="510" calcext:value-type="float">
            <text:p>510</text:p>
          </table:table-cell>
          <table:table-cell table:style-name="Default" office:value-type="float" office:value="161" calcext:value-type="float">
            <text:p>1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1" calcext:value-type="float">
            <text:p>511</text:p>
          </table:table-cell>
          <table:table-cell table:style-name="Default" office:value-type="float" office:value="161" calcext:value-type="float">
            <text:p>1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 table:style-name="Default" office:value-type="float" office:value="161" calcext:value-type="float">
            <text:p>1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3" calcext:value-type="float">
            <text:p>513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4" calcext:value-type="float">
            <text:p>514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5" calcext:value-type="float">
            <text:p>515</text:p>
          </table:table-cell>
          <table:table-cell table:style-name="Default" office:value-type="float" office:value="158" calcext:value-type="float">
            <text:p>1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6" calcext:value-type="float">
            <text:p>516</text:p>
          </table:table-cell>
          <table:table-cell table:style-name="Default" office:value-type="float" office:value="157" calcext:value-type="float">
            <text:p>1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7" calcext:value-type="float">
            <text:p>517</text:p>
          </table:table-cell>
          <table:table-cell table:style-name="Default" office:value-type="float" office:value="157" calcext:value-type="float">
            <text:p>1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8" calcext:value-type="float">
            <text:p>518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19" calcext:value-type="float">
            <text:p>519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22]" office:value-type="float" office:value="520" calcext:value-type="float">
            <text:p>520</text:p>
          </table:table-cell>
          <table:table-cell office:value-type="float" office:value="520" calcext:value-type="float">
            <text:p>520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1" calcext:value-type="float">
            <text:p>521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2" calcext:value-type="float">
            <text:p>522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3" calcext:value-type="float">
            <text:p>523</text:p>
          </table:table-cell>
          <table:table-cell table:style-name="Default" office:value-type="float" office:value="155" calcext:value-type="float">
            <text:p>1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4" calcext:value-type="float">
            <text:p>524</text:p>
          </table:table-cell>
          <table:table-cell table:style-name="Default" office:value-type="float" office:value="154" calcext:value-type="float">
            <text:p>1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5" calcext:value-type="float">
            <text:p>525</text:p>
          </table:table-cell>
          <table:table-cell table:style-name="Default" office:value-type="float" office:value="154" calcext:value-type="float">
            <text:p>1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6" calcext:value-type="float">
            <text:p>526</text:p>
          </table:table-cell>
          <table:table-cell table:style-name="Default" office:value-type="float" office:value="155" calcext:value-type="float">
            <text:p>1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7" calcext:value-type="float">
            <text:p>527</text:p>
          </table:table-cell>
          <table:table-cell table:style-name="Default" office:value-type="float" office:value="155" calcext:value-type="float">
            <text:p>1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8" calcext:value-type="float">
            <text:p>528</text:p>
          </table:table-cell>
          <table:table-cell table:style-name="Default" office:value-type="float" office:value="153" calcext:value-type="float">
            <text:p>1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29" calcext:value-type="float">
            <text:p>529</text:p>
          </table:table-cell>
          <table:table-cell table:style-name="Default" office:value-type="float" office:value="152" calcext:value-type="float">
            <text:p>1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32]" office:value-type="float" office:value="530" calcext:value-type="float">
            <text:p>530</text:p>
          </table:table-cell>
          <table:table-cell office:value-type="float" office:value="530" calcext:value-type="float">
            <text:p>530</text:p>
          </table:table-cell>
          <table:table-cell table:style-name="Default" office:value-type="float" office:value="152" calcext:value-type="float">
            <text:p>1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1" calcext:value-type="float">
            <text:p>531</text:p>
          </table:table-cell>
          <table:table-cell table:style-name="Default" office:value-type="float" office:value="153" calcext:value-type="float">
            <text:p>1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2" calcext:value-type="float">
            <text:p>532</text:p>
          </table:table-cell>
          <table:table-cell table:style-name="Default" office:value-type="float" office:value="153" calcext:value-type="float">
            <text:p>1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3" calcext:value-type="float">
            <text:p>533</text:p>
          </table:table-cell>
          <table:table-cell table:style-name="Default" office:value-type="float" office:value="152" calcext:value-type="float">
            <text:p>1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4" calcext:value-type="float">
            <text:p>534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5" calcext:value-type="float">
            <text:p>53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6" calcext:value-type="float">
            <text:p>536</text:p>
          </table:table-cell>
          <table:table-cell table:style-name="Default" office:value-type="float" office:value="144" calcext:value-type="float">
            <text:p>14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7" calcext:value-type="float">
            <text:p>537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8" calcext:value-type="float">
            <text:p>538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39" calcext:value-type="float">
            <text:p>539</text:p>
          </table:table-cell>
          <table:table-cell table:style-name="Default" office:value-type="float" office:value="138" calcext:value-type="float">
            <text:p>13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42]" office:value-type="float" office:value="540" calcext:value-type="float">
            <text:p>540</text:p>
          </table:table-cell>
          <table:table-cell office:value-type="float" office:value="540" calcext:value-type="float">
            <text:p>540</text:p>
          </table:table-cell>
          <table:table-cell table:style-name="Default" office:value-type="float" office:value="138" calcext:value-type="float">
            <text:p>13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1" calcext:value-type="float">
            <text:p>541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2" calcext:value-type="float">
            <text:p>542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3" calcext:value-type="float">
            <text:p>543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4" calcext:value-type="float">
            <text:p>544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5" calcext:value-type="float">
            <text:p>54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6" calcext:value-type="float">
            <text:p>546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7" calcext:value-type="float">
            <text:p>547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8" calcext:value-type="float">
            <text:p>548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49" calcext:value-type="float">
            <text:p>549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552]" office:value-type="float" office:value="550" calcext:value-type="float">
            <text:p>550</text:p>
          </table:table-cell>
          <table:table-cell table:formula="of:=[.D552]" office:value-type="float" office:value="550" calcext:value-type="float">
            <text:p>550</text:p>
          </table:table-cell>
          <table:table-cell office:value-type="float" office:value="550" calcext:value-type="float">
            <text:p>550</text:p>
          </table:table-cell>
          <table:table-cell table:style-name="Default" office:value-type="float" office:value="127" calcext:value-type="float">
            <text:p>12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1" calcext:value-type="float">
            <text:p>551</text:p>
          </table:table-cell>
          <table:table-cell table:style-name="Default" office:value-type="float" office:value="127" calcext:value-type="float">
            <text:p>12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2" calcext:value-type="float">
            <text:p>552</text:p>
          </table:table-cell>
          <table:table-cell table:style-name="Default" office:value-type="float" office:value="126" calcext:value-type="float">
            <text:p>12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3" calcext:value-type="float">
            <text:p>553</text:p>
          </table:table-cell>
          <table:table-cell table:style-name="Default" office:value-type="float" office:value="126" calcext:value-type="float">
            <text:p>12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4" calcext:value-type="float">
            <text:p>554</text:p>
          </table:table-cell>
          <table:table-cell table:style-name="Default" office:value-type="float" office:value="126" calcext:value-type="float">
            <text:p>12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5" calcext:value-type="float">
            <text:p>555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6" calcext:value-type="float">
            <text:p>556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7" calcext:value-type="float">
            <text:p>557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8" calcext:value-type="float">
            <text:p>558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59" calcext:value-type="float">
            <text:p>559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62]" office:value-type="float" office:value="560" calcext:value-type="float">
            <text:p>560</text:p>
          </table:table-cell>
          <table:table-cell office:value-type="float" office:value="560" calcext:value-type="float">
            <text:p>560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1" calcext:value-type="float">
            <text:p>561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2" calcext:value-type="float">
            <text:p>562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3" calcext:value-type="float">
            <text:p>563</text:p>
          </table:table-cell>
          <table:table-cell table:style-name="Default" office:value-type="float" office:value="125" calcext:value-type="float">
            <text:p>12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4" calcext:value-type="float">
            <text:p>564</text:p>
          </table:table-cell>
          <table:table-cell table:style-name="Default" office:value-type="float" office:value="124" calcext:value-type="float">
            <text:p>12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5" calcext:value-type="float">
            <text:p>565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6" calcext:value-type="float">
            <text:p>566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7" calcext:value-type="float">
            <text:p>567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8" calcext:value-type="float">
            <text:p>568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69" calcext:value-type="float">
            <text:p>569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72]" office:value-type="float" office:value="570" calcext:value-type="float">
            <text:p>570</text:p>
          </table:table-cell>
          <table:table-cell office:value-type="float" office:value="570" calcext:value-type="float">
            <text:p>570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1" calcext:value-type="float">
            <text:p>57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2" calcext:value-type="float">
            <text:p>57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3" calcext:value-type="float">
            <text:p>573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4" calcext:value-type="float">
            <text:p>574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5" calcext:value-type="float">
            <text:p>575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6" calcext:value-type="float">
            <text:p>576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7" calcext:value-type="float">
            <text:p>577</text:p>
          </table:table-cell>
          <table:table-cell table:style-name="Default" office:value-type="float" office:value="117" calcext:value-type="float">
            <text:p>11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8" calcext:value-type="float">
            <text:p>578</text:p>
          </table:table-cell>
          <table:table-cell table:style-name="Default" office:value-type="float" office:value="117" calcext:value-type="float">
            <text:p>11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79" calcext:value-type="float">
            <text:p>579</text:p>
          </table:table-cell>
          <table:table-cell table:style-name="Default" office:value-type="float" office:value="117" calcext:value-type="float">
            <text:p>11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82]" office:value-type="float" office:value="580" calcext:value-type="float">
            <text:p>580</text:p>
          </table:table-cell>
          <table:table-cell office:value-type="float" office:value="580" calcext:value-type="float">
            <text:p>580</text:p>
          </table:table-cell>
          <table:table-cell table:style-name="Default" office:value-type="float" office:value="115" calcext:value-type="float">
            <text:p>11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1" calcext:value-type="float">
            <text:p>581</text:p>
          </table:table-cell>
          <table:table-cell table:style-name="Default" office:value-type="float" office:value="115" calcext:value-type="float">
            <text:p>11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2" calcext:value-type="float">
            <text:p>582</text:p>
          </table:table-cell>
          <table:table-cell table:style-name="Default" office:value-type="float" office:value="116" calcext:value-type="float">
            <text:p>11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3" calcext:value-type="float">
            <text:p>583</text:p>
          </table:table-cell>
          <table:table-cell table:style-name="Default" office:value-type="float" office:value="114" calcext:value-type="float">
            <text:p>11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4" calcext:value-type="float">
            <text:p>584</text:p>
          </table:table-cell>
          <table:table-cell table:style-name="Default" office:value-type="float" office:value="114" calcext:value-type="float">
            <text:p>11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5" calcext:value-type="float">
            <text:p>585</text:p>
          </table:table-cell>
          <table:table-cell table:style-name="Default" office:value-type="float" office:value="115" calcext:value-type="float">
            <text:p>11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6" calcext:value-type="float">
            <text:p>586</text:p>
          </table:table-cell>
          <table:table-cell table:style-name="Default" office:value-type="float" office:value="114" calcext:value-type="float">
            <text:p>11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7" calcext:value-type="float">
            <text:p>587</text:p>
          </table:table-cell>
          <table:table-cell table:style-name="Default" office:value-type="float" office:value="114" calcext:value-type="float">
            <text:p>11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8" calcext:value-type="float">
            <text:p>588</text:p>
          </table:table-cell>
          <table:table-cell table:style-name="Default" office:value-type="float" office:value="112" calcext:value-type="float">
            <text:p>11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89" calcext:value-type="float">
            <text:p>589</text:p>
          </table:table-cell>
          <table:table-cell table:style-name="Default" office:value-type="float" office:value="112" calcext:value-type="float">
            <text:p>11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592]" office:value-type="float" office:value="590" calcext:value-type="float">
            <text:p>590</text:p>
          </table:table-cell>
          <table:table-cell office:value-type="float" office:value="590" calcext:value-type="float">
            <text:p>590</text:p>
          </table:table-cell>
          <table:table-cell table:style-name="Default" office:value-type="float" office:value="112" calcext:value-type="float">
            <text:p>11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1" calcext:value-type="float">
            <text:p>591</text:p>
          </table:table-cell>
          <table:table-cell table:style-name="Default" office:value-type="float" office:value="112" calcext:value-type="float">
            <text:p>11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2" calcext:value-type="float">
            <text:p>592</text:p>
          </table:table-cell>
          <table:table-cell table:style-name="Default" office:value-type="float" office:value="112" calcext:value-type="float">
            <text:p>11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3" calcext:value-type="float">
            <text:p>593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4" calcext:value-type="float">
            <text:p>594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5" calcext:value-type="float">
            <text:p>595</text:p>
          </table:table-cell>
          <table:table-cell table:style-name="Default" office:value-type="float" office:value="114" calcext:value-type="float">
            <text:p>11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6" calcext:value-type="float">
            <text:p>596</text:p>
          </table:table-cell>
          <table:table-cell table:style-name="Default" office:value-type="float" office:value="114" calcext:value-type="float">
            <text:p>11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7" calcext:value-type="float">
            <text:p>597</text:p>
          </table:table-cell>
          <table:table-cell table:style-name="Default" office:value-type="float" office:value="114" calcext:value-type="float">
            <text:p>11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8" calcext:value-type="float">
            <text:p>598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599" calcext:value-type="float">
            <text:p>599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602]" office:value-type="float" office:value="600" calcext:value-type="float">
            <text:p>600</text:p>
          </table:table-cell>
          <table:table-cell table:formula="of:=[.D602]" office:value-type="float" office:value="600" calcext:value-type="float">
            <text:p>600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1" calcext:value-type="float">
            <text:p>601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2" calcext:value-type="float">
            <text:p>602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3" calcext:value-type="float">
            <text:p>603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4" calcext:value-type="float">
            <text:p>604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5" calcext:value-type="float">
            <text:p>605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6" calcext:value-type="float">
            <text:p>606</text:p>
          </table:table-cell>
          <table:table-cell table:style-name="Default" office:value-type="float" office:value="114" calcext:value-type="float">
            <text:p>11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7" calcext:value-type="float">
            <text:p>607</text:p>
          </table:table-cell>
          <table:table-cell table:style-name="Default" office:value-type="float" office:value="114" calcext:value-type="float">
            <text:p>11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8" calcext:value-type="float">
            <text:p>608</text:p>
          </table:table-cell>
          <table:table-cell table:style-name="Default" office:value-type="float" office:value="112" calcext:value-type="float">
            <text:p>11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09" calcext:value-type="float">
            <text:p>609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12]" office:value-type="float" office:value="610" calcext:value-type="float">
            <text:p>610</text:p>
          </table:table-cell>
          <table:table-cell office:value-type="float" office:value="610" calcext:value-type="float">
            <text:p>610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1" calcext:value-type="float">
            <text:p>611</text:p>
          </table:table-cell>
          <table:table-cell table:style-name="Default" office:value-type="float" office:value="107" calcext:value-type="float">
            <text:p>10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2" calcext:value-type="float">
            <text:p>612</text:p>
          </table:table-cell>
          <table:table-cell table:style-name="Default" office:value-type="float" office:value="106" calcext:value-type="float">
            <text:p>10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3" calcext:value-type="float">
            <text:p>613</text:p>
          </table:table-cell>
          <table:table-cell table:style-name="Default" office:value-type="float" office:value="106" calcext:value-type="float">
            <text:p>10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4" calcext:value-type="float">
            <text:p>614</text:p>
          </table:table-cell>
          <table:table-cell table:style-name="Default" office:value-type="float" office:value="104" calcext:value-type="float">
            <text:p>10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5" calcext:value-type="float">
            <text:p>615</text:p>
          </table:table-cell>
          <table:table-cell table:style-name="Default" office:value-type="float" office:value="104" calcext:value-type="float">
            <text:p>10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6" calcext:value-type="float">
            <text:p>616</text:p>
          </table:table-cell>
          <table:table-cell table:style-name="Default" office:value-type="float" office:value="105" calcext:value-type="float">
            <text:p>10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7" calcext:value-type="float">
            <text:p>617</text:p>
          </table:table-cell>
          <table:table-cell table:style-name="Default" office:value-type="float" office:value="103" calcext:value-type="float">
            <text:p>10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8" calcext:value-type="float">
            <text:p>618</text:p>
          </table:table-cell>
          <table:table-cell table:style-name="Default" office:value-type="float" office:value="103" calcext:value-type="float">
            <text:p>10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19" calcext:value-type="float">
            <text:p>619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22]" office:value-type="float" office:value="620" calcext:value-type="float">
            <text:p>620</text:p>
          </table:table-cell>
          <table:table-cell office:value-type="float" office:value="620" calcext:value-type="float">
            <text:p>620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1" calcext:value-type="float">
            <text:p>621</text:p>
          </table:table-cell>
          <table:table-cell table:style-name="Default" office:value-type="float" office:value="103" calcext:value-type="float">
            <text:p>10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2" calcext:value-type="float">
            <text:p>622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3" calcext:value-type="float">
            <text:p>623</text:p>
          </table:table-cell>
          <table:table-cell table:style-name="Default" office:value-type="float" office:value="102" calcext:value-type="float">
            <text:p>10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4" calcext:value-type="float">
            <text:p>624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5" calcext:value-type="float">
            <text:p>625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6" calcext:value-type="float">
            <text:p>626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7" calcext:value-type="float">
            <text:p>627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8" calcext:value-type="float">
            <text:p>628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29" calcext:value-type="float">
            <text:p>629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32]" office:value-type="float" office:value="630" calcext:value-type="float">
            <text:p>630</text:p>
          </table:table-cell>
          <table:table-cell office:value-type="float" office:value="630" calcext:value-type="float">
            <text:p>630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1" calcext:value-type="float">
            <text:p>631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2" calcext:value-type="float">
            <text:p>632</text:p>
          </table:table-cell>
          <table:table-cell table:style-name="Default" office:value-type="float" office:value="95" calcext:value-type="float">
            <text:p>9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3" calcext:value-type="float">
            <text:p>633</text:p>
          </table:table-cell>
          <table:table-cell table:style-name="Default" office:value-type="float" office:value="95" calcext:value-type="float">
            <text:p>9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4" calcext:value-type="float">
            <text:p>634</text:p>
          </table:table-cell>
          <table:table-cell table:style-name="Default" office:value-type="float" office:value="93" calcext:value-type="float">
            <text:p>9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5" calcext:value-type="float">
            <text:p>635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6" calcext:value-type="float">
            <text:p>636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7" calcext:value-type="float">
            <text:p>637</text:p>
          </table:table-cell>
          <table:table-cell table:style-name="Default" office:value-type="float" office:value="91" calcext:value-type="float">
            <text:p>9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8" calcext:value-type="float">
            <text:p>638</text:p>
          </table:table-cell>
          <table:table-cell table:style-name="Default" office:value-type="float" office:value="91" calcext:value-type="float">
            <text:p>9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39" calcext:value-type="float">
            <text:p>639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42]" office:value-type="float" office:value="640" calcext:value-type="float">
            <text:p>640</text:p>
          </table:table-cell>
          <table:table-cell office:value-type="float" office:value="640" calcext:value-type="float">
            <text:p>640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1" calcext:value-type="float">
            <text:p>64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2" calcext:value-type="float">
            <text:p>64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3" calcext:value-type="float">
            <text:p>643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4" calcext:value-type="float">
            <text:p>644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5" calcext:value-type="float">
            <text:p>645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6" calcext:value-type="float">
            <text:p>646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7" calcext:value-type="float">
            <text:p>647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8" calcext:value-type="float">
            <text:p>648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49" calcext:value-type="float">
            <text:p>649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652]" office:value-type="float" office:value="650" calcext:value-type="float">
            <text:p>650</text:p>
          </table:table-cell>
          <table:table-cell table:formula="of:=[.D652]" office:value-type="float" office:value="650" calcext:value-type="float">
            <text:p>650</text:p>
          </table:table-cell>
          <table:table-cell office:value-type="float" office:value="650" calcext:value-type="float">
            <text:p>650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1" calcext:value-type="float">
            <text:p>651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2" calcext:value-type="float">
            <text:p>652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3" calcext:value-type="float">
            <text:p>653</text:p>
          </table:table-cell>
          <table:table-cell table:style-name="Default" office:value-type="float" office:value="87" calcext:value-type="float">
            <text:p>8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4" calcext:value-type="float">
            <text:p>654</text:p>
          </table:table-cell>
          <table:table-cell table:style-name="Default" office:value-type="float" office:value="87" calcext:value-type="float">
            <text:p>8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5" calcext:value-type="float">
            <text:p>655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6" calcext:value-type="float">
            <text:p>656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7" calcext:value-type="float">
            <text:p>657</text:p>
          </table:table-cell>
          <table:table-cell table:style-name="Default"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8" calcext:value-type="float">
            <text:p>658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59" calcext:value-type="float">
            <text:p>659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62]" office:value-type="float" office:value="660" calcext:value-type="float">
            <text:p>660</text:p>
          </table:table-cell>
          <table:table-cell office:value-type="float" office:value="660" calcext:value-type="float">
            <text:p>660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1" calcext:value-type="float">
            <text:p>661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2" calcext:value-type="float">
            <text:p>662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3" calcext:value-type="float">
            <text:p>663</text:p>
          </table:table-cell>
          <table:table-cell table:style-name="Default"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4" calcext:value-type="float">
            <text:p>664</text:p>
          </table:table-cell>
          <table:table-cell table:style-name="Default"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5" calcext:value-type="float">
            <text:p>665</text:p>
          </table:table-cell>
          <table:table-cell table:style-name="Default" office:value-type="float" office:value="85" calcext:value-type="float">
            <text:p>8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6" calcext:value-type="float">
            <text:p>666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7" calcext:value-type="float">
            <text:p>667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8" calcext:value-type="float">
            <text:p>668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69" calcext:value-type="float">
            <text:p>669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72]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1" calcext:value-type="float">
            <text:p>671</text:p>
          </table:table-cell>
          <table:table-cell table:style-name="Default" office:value-type="float" office:value="87" calcext:value-type="float">
            <text:p>8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2" calcext:value-type="float">
            <text:p>672</text:p>
          </table:table-cell>
          <table:table-cell table:style-name="Default" office:value-type="float" office:value="87" calcext:value-type="float">
            <text:p>8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3" calcext:value-type="float">
            <text:p>673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4" calcext:value-type="float">
            <text:p>674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5" calcext:value-type="float">
            <text:p>675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6" calcext:value-type="float">
            <text:p>676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7" calcext:value-type="float">
            <text:p>677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8" calcext:value-type="float">
            <text:p>678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79" calcext:value-type="float">
            <text:p>679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82]" office:value-type="float" office:value="680" calcext:value-type="float">
            <text:p>680</text:p>
          </table:table-cell>
          <table:table-cell office:value-type="float" office:value="680" calcext:value-type="float">
            <text:p>680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1" calcext:value-type="float">
            <text:p>681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2" calcext:value-type="float">
            <text:p>682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3" calcext:value-type="float">
            <text:p>683</text:p>
          </table:table-cell>
          <table:table-cell table:style-name="Default" office:value-type="float" office:value="82" calcext:value-type="float">
            <text:p>8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4" calcext:value-type="float">
            <text:p>684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5" calcext:value-type="float">
            <text:p>685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6" calcext:value-type="float">
            <text:p>686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7" calcext:value-type="float">
            <text:p>687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8" calcext:value-type="float">
            <text:p>688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89" calcext:value-type="float">
            <text:p>689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692]" office:value-type="float" office:value="690" calcext:value-type="float">
            <text:p>690</text:p>
          </table:table-cell>
          <table:table-cell office:value-type="float" office:value="690" calcext:value-type="float">
            <text:p>690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1" calcext:value-type="float">
            <text:p>691</text:p>
          </table:table-cell>
          <table:table-cell table:style-name="Default" office:value-type="float" office:value="79" calcext:value-type="float">
            <text:p>7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2" calcext:value-type="float">
            <text:p>692</text:p>
          </table:table-cell>
          <table:table-cell table:style-name="Default" office:value-type="float" office:value="79" calcext:value-type="float">
            <text:p>7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3" calcext:value-type="float">
            <text:p>693</text:p>
          </table:table-cell>
          <table:table-cell table:style-name="Default" office:value-type="float" office:value="79" calcext:value-type="float">
            <text:p>7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4" calcext:value-type="float">
            <text:p>694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5" calcext:value-type="float">
            <text:p>695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6" calcext:value-type="float">
            <text:p>696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7" calcext:value-type="float">
            <text:p>697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8" calcext:value-type="float">
            <text:p>698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699" calcext:value-type="float">
            <text:p>699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702]" office:value-type="float" office:value="700" calcext:value-type="float">
            <text:p>700</text:p>
          </table:table-cell>
          <table:table-cell table:formula="of:=[.D702]" office:value-type="float" office:value="700" calcext:value-type="float">
            <text:p>700</text:p>
          </table:table-cell>
          <table:table-cell office:value-type="float" office:value="700" calcext:value-type="float">
            <text:p>700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1" calcext:value-type="float">
            <text:p>701</text:p>
          </table:table-cell>
          <table:table-cell table:style-name="Default" office:value-type="float" office:value="77" calcext:value-type="float">
            <text:p>7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2" calcext:value-type="float">
            <text:p>702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3" calcext:value-type="float">
            <text:p>703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4" calcext:value-type="float">
            <text:p>704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5" calcext:value-type="float">
            <text:p>705</text:p>
          </table:table-cell>
          <table:table-cell table:style-name="Default" office:value-type="float" office:value="77" calcext:value-type="float">
            <text:p>7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6" calcext:value-type="float">
            <text:p>706</text:p>
          </table:table-cell>
          <table:table-cell table:style-name="Default" office:value-type="float" office:value="77" calcext:value-type="float">
            <text:p>7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7" calcext:value-type="float">
            <text:p>707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8" calcext:value-type="float">
            <text:p>708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09" calcext:value-type="float">
            <text:p>709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12]" office:value-type="float" office:value="710" calcext:value-type="float">
            <text:p>710</text:p>
          </table:table-cell>
          <table:table-cell office:value-type="float" office:value="710" calcext:value-type="float">
            <text:p>710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1" calcext:value-type="float">
            <text:p>711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2" calcext:value-type="float">
            <text:p>712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3" calcext:value-type="float">
            <text:p>713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4" calcext:value-type="float">
            <text:p>714</text:p>
          </table:table-cell>
          <table:table-cell table:style-name="Default" office:value-type="float" office:value="73" calcext:value-type="float">
            <text:p>7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5" calcext:value-type="float">
            <text:p>715</text:p>
          </table:table-cell>
          <table:table-cell table:style-name="Default" office:value-type="float" office:value="73" calcext:value-type="float">
            <text:p>7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6" calcext:value-type="float">
            <text:p>716</text:p>
          </table:table-cell>
          <table:table-cell table:style-name="Default" office:value-type="float" office:value="73" calcext:value-type="float">
            <text:p>7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7" calcext:value-type="float">
            <text:p>717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8" calcext:value-type="float">
            <text:p>718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19" calcext:value-type="float">
            <text:p>719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22]" office:value-type="float" office:value="720" calcext:value-type="float">
            <text:p>720</text:p>
          </table:table-cell>
          <table:table-cell office:value-type="float" office:value="720" calcext:value-type="float">
            <text:p>720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1" calcext:value-type="float">
            <text:p>721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2" calcext:value-type="float">
            <text:p>722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3" calcext:value-type="float">
            <text:p>723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4" calcext:value-type="float">
            <text:p>724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5" calcext:value-type="float">
            <text:p>725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6" calcext:value-type="float">
            <text:p>726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7" calcext:value-type="float">
            <text:p>727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8" calcext:value-type="float">
            <text:p>728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29" calcext:value-type="float">
            <text:p>729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32]" office:value-type="float" office:value="730" calcext:value-type="float">
            <text:p>730</text:p>
          </table:table-cell>
          <table:table-cell office:value-type="float" office:value="730" calcext:value-type="float">
            <text:p>730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1" calcext:value-type="float">
            <text:p>731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2" calcext:value-type="float">
            <text:p>732</text:p>
          </table:table-cell>
          <table:table-cell table:style-name="Default" office:value-type="float" office:value="69" calcext:value-type="float">
            <text:p>6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3" calcext:value-type="float">
            <text:p>733</text:p>
          </table:table-cell>
          <table:table-cell table:style-name="Default" office:value-type="float" office:value="69" calcext:value-type="float">
            <text:p>6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4" calcext:value-type="float">
            <text:p>734</text:p>
          </table:table-cell>
          <table:table-cell table:style-name="Default" office:value-type="float" office:value="69" calcext:value-type="float">
            <text:p>6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5" calcext:value-type="float">
            <text:p>735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6" calcext:value-type="float">
            <text:p>736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7" calcext:value-type="float">
            <text:p>737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8" calcext:value-type="float">
            <text:p>738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39" calcext:value-type="float">
            <text:p>739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42]" office:value-type="float" office:value="740" calcext:value-type="float">
            <text:p>740</text:p>
          </table:table-cell>
          <table:table-cell office:value-type="float" office:value="740" calcext:value-type="float">
            <text:p>740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1" calcext:value-type="float">
            <text:p>741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2" calcext:value-type="float">
            <text:p>742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3" calcext:value-type="float">
            <text:p>743</text:p>
          </table:table-cell>
          <table:table-cell table:style-name="Default" office:value-type="float" office:value="67" calcext:value-type="float">
            <text:p>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4" calcext:value-type="float">
            <text:p>744</text:p>
          </table:table-cell>
          <table:table-cell table:style-name="Default" office:value-type="float" office:value="67" calcext:value-type="float">
            <text:p>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5" calcext:value-type="float">
            <text:p>745</text:p>
          </table:table-cell>
          <table:table-cell table:style-name="Default" office:value-type="float" office:value="67" calcext:value-type="float">
            <text:p>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6" calcext:value-type="float">
            <text:p>746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7" calcext:value-type="float">
            <text:p>747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8" calcext:value-type="float">
            <text:p>748</text:p>
          </table:table-cell>
          <table:table-cell table:style-name="Default" office:value-type="float" office:value="67" calcext:value-type="float">
            <text:p>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49" calcext:value-type="float">
            <text:p>749</text:p>
          </table:table-cell>
          <table:table-cell table:style-name="Default" office:value-type="float" office:value="67" calcext:value-type="float">
            <text:p>6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752]" office:value-type="float" office:value="750" calcext:value-type="float">
            <text:p>750</text:p>
          </table:table-cell>
          <table:table-cell table:formula="of:=[.D752]" office:value-type="float" office:value="750" calcext:value-type="float">
            <text:p>750</text:p>
          </table:table-cell>
          <table:table-cell office:value-type="float" office:value="750" calcext:value-type="float">
            <text:p>750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1" calcext:value-type="float">
            <text:p>751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2" calcext:value-type="float">
            <text:p>752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3" calcext:value-type="float">
            <text:p>753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4" calcext:value-type="float">
            <text:p>754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5" calcext:value-type="float">
            <text:p>755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6" calcext:value-type="float">
            <text:p>756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7" calcext:value-type="float">
            <text:p>757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8" calcext:value-type="float">
            <text:p>758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59" calcext:value-type="float">
            <text:p>759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62]" office:value-type="float" office:value="760" calcext:value-type="float">
            <text:p>760</text:p>
          </table:table-cell>
          <table:table-cell office:value-type="float" office:value="760" calcext:value-type="float">
            <text:p>760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1" calcext:value-type="float">
            <text:p>761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2" calcext:value-type="float">
            <text:p>762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3" calcext:value-type="float">
            <text:p>763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4" calcext:value-type="float">
            <text:p>764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5" calcext:value-type="float">
            <text:p>765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6" calcext:value-type="float">
            <text:p>766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7" calcext:value-type="float">
            <text:p>767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8" calcext:value-type="float">
            <text:p>768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69" calcext:value-type="float">
            <text:p>769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72]" office:value-type="float" office:value="770" calcext:value-type="float">
            <text:p>770</text:p>
          </table:table-cell>
          <table:table-cell office:value-type="float" office:value="770" calcext:value-type="float">
            <text:p>770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1" calcext:value-type="float">
            <text:p>771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2" calcext:value-type="float">
            <text:p>772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3" calcext:value-type="float">
            <text:p>773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4" calcext:value-type="float">
            <text:p>774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5" calcext:value-type="float">
            <text:p>775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6" calcext:value-type="float">
            <text:p>776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7" calcext:value-type="float">
            <text:p>777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8" calcext:value-type="float">
            <text:p>778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79" calcext:value-type="float">
            <text:p>779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82]" office:value-type="float" office:value="780" calcext:value-type="float">
            <text:p>780</text:p>
          </table:table-cell>
          <table:table-cell office:value-type="float" office:value="780" calcext:value-type="float">
            <text:p>780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1" calcext:value-type="float">
            <text:p>781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2" calcext:value-type="float">
            <text:p>782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3" calcext:value-type="float">
            <text:p>783</text:p>
          </table:table-cell>
          <table:table-cell table:style-name="Default" office:value-type="float" office:value="62" calcext:value-type="float">
            <text:p>6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4" calcext:value-type="float">
            <text:p>784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5" calcext:value-type="float">
            <text:p>785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6" calcext:value-type="float">
            <text:p>786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7" calcext:value-type="float">
            <text:p>787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8" calcext:value-type="float">
            <text:p>788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89" calcext:value-type="float">
            <text:p>78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792]" office:value-type="float" office:value="790" calcext:value-type="float">
            <text:p>790</text:p>
          </table:table-cell>
          <table:table-cell office:value-type="float" office:value="790" calcext:value-type="float">
            <text:p>790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1" calcext:value-type="float">
            <text:p>79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2" calcext:value-type="float">
            <text:p>792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3" calcext:value-type="float">
            <text:p>793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4" calcext:value-type="float">
            <text:p>794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5" calcext:value-type="float">
            <text:p>795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6" calcext:value-type="float">
            <text:p>796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7" calcext:value-type="float">
            <text:p>797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8" calcext:value-type="float">
            <text:p>798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799" calcext:value-type="float">
            <text:p>79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802]" office:value-type="float" office:value="800" calcext:value-type="float">
            <text:p>800</text:p>
          </table:table-cell>
          <table:table-cell table:formula="of:=[.D802]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1" calcext:value-type="float">
            <text:p>80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2" calcext:value-type="float">
            <text:p>80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3" calcext:value-type="float">
            <text:p>8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4" calcext:value-type="float">
            <text:p>8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5" calcext:value-type="float">
            <text:p>8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6" calcext:value-type="float">
            <text:p>80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7" calcext:value-type="float">
            <text:p>807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8" calcext:value-type="float">
            <text:p>808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09" calcext:value-type="float">
            <text:p>809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12]" office:value-type="float" office:value="810" calcext:value-type="float">
            <text:p>810</text:p>
          </table:table-cell>
          <table:table-cell office:value-type="float" office:value="810" calcext:value-type="float">
            <text:p>810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1" calcext:value-type="float">
            <text:p>811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2" calcext:value-type="float">
            <text:p>812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3" calcext:value-type="float">
            <text:p>813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4" calcext:value-type="float">
            <text:p>814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5" calcext:value-type="float">
            <text:p>815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6" calcext:value-type="float">
            <text:p>816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7" calcext:value-type="float">
            <text:p>817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8" calcext:value-type="float">
            <text:p>818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19" calcext:value-type="float">
            <text:p>819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22]" office:value-type="float" office:value="820" calcext:value-type="float">
            <text:p>820</text:p>
          </table:table-cell>
          <table:table-cell office:value-type="float" office:value="820" calcext:value-type="float">
            <text:p>820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1" calcext:value-type="float">
            <text:p>821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2" calcext:value-type="float">
            <text:p>822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3" calcext:value-type="float">
            <text:p>823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4" calcext:value-type="float">
            <text:p>824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5" calcext:value-type="float">
            <text:p>825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6" calcext:value-type="float">
            <text:p>826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7" calcext:value-type="float">
            <text:p>827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8" calcext:value-type="float">
            <text:p>828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29" calcext:value-type="float">
            <text:p>829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32]" office:value-type="float" office:value="830" calcext:value-type="float">
            <text:p>830</text:p>
          </table:table-cell>
          <table:table-cell office:value-type="float" office:value="830" calcext:value-type="float">
            <text:p>830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1" calcext:value-type="float">
            <text:p>831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2" calcext:value-type="float">
            <text:p>832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3" calcext:value-type="float">
            <text:p>833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4" calcext:value-type="float">
            <text:p>834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5" calcext:value-type="float">
            <text:p>835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6" calcext:value-type="float">
            <text:p>836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7" calcext:value-type="float">
            <text:p>837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8" calcext:value-type="float">
            <text:p>838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39" calcext:value-type="float">
            <text:p>839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42]" office:value-type="float" office:value="840" calcext:value-type="float">
            <text:p>840</text:p>
          </table:table-cell>
          <table:table-cell office:value-type="float" office:value="840" calcext:value-type="float">
            <text:p>840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1" calcext:value-type="float">
            <text:p>841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2" calcext:value-type="float">
            <text:p>842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3" calcext:value-type="float">
            <text:p>843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4" calcext:value-type="float">
            <text:p>844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5" calcext:value-type="float">
            <text:p>845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6" calcext:value-type="float">
            <text:p>846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7" calcext:value-type="float">
            <text:p>847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8" calcext:value-type="float">
            <text:p>848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49" calcext:value-type="float">
            <text:p>849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852]" office:value-type="float" office:value="850" calcext:value-type="float">
            <text:p>850</text:p>
          </table:table-cell>
          <table:table-cell table:formula="of:=[.D852]" office:value-type="float" office:value="850" calcext:value-type="float">
            <text:p>850</text:p>
          </table:table-cell>
          <table:table-cell office:value-type="float" office:value="850" calcext:value-type="float">
            <text:p>850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1" calcext:value-type="float">
            <text:p>851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2" calcext:value-type="float">
            <text:p>852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3" calcext:value-type="float">
            <text:p>853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4" calcext:value-type="float">
            <text:p>854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5" calcext:value-type="float">
            <text:p>855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6" calcext:value-type="float">
            <text:p>856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7" calcext:value-type="float">
            <text:p>857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8" calcext:value-type="float">
            <text:p>858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59" calcext:value-type="float">
            <text:p>859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62]" office:value-type="float" office:value="860" calcext:value-type="float">
            <text:p>860</text:p>
          </table:table-cell>
          <table:table-cell office:value-type="float" office:value="860" calcext:value-type="float">
            <text:p>860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1" calcext:value-type="float">
            <text:p>861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2" calcext:value-type="float">
            <text:p>862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4" calcext:value-type="float">
            <text:p>864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5" calcext:value-type="float">
            <text:p>865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6" calcext:value-type="float">
            <text:p>866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7" calcext:value-type="float">
            <text:p>867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8" calcext:value-type="float">
            <text:p>868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69" calcext:value-type="float">
            <text:p>869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72]" office:value-type="float" office:value="870" calcext:value-type="float">
            <text:p>870</text:p>
          </table:table-cell>
          <table:table-cell office:value-type="float" office:value="870" calcext:value-type="float">
            <text:p>870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1" calcext:value-type="float">
            <text:p>871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2" calcext:value-type="float">
            <text:p>872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3" calcext:value-type="float">
            <text:p>873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4" calcext:value-type="float">
            <text:p>87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5" calcext:value-type="float">
            <text:p>875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6" calcext:value-type="float">
            <text:p>876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7" calcext:value-type="float">
            <text:p>877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8" calcext:value-type="float">
            <text:p>878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79" calcext:value-type="float">
            <text:p>879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82]" office:value-type="float" office:value="880" calcext:value-type="float">
            <text:p>880</text:p>
          </table:table-cell>
          <table:table-cell office:value-type="float" office:value="880" calcext:value-type="float">
            <text:p>880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1" calcext:value-type="float">
            <text:p>881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2" calcext:value-type="float">
            <text:p>882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3" calcext:value-type="float">
            <text:p>883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4" calcext:value-type="float">
            <text:p>884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5" calcext:value-type="float">
            <text:p>885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6" calcext:value-type="float">
            <text:p>886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7" calcext:value-type="float">
            <text:p>887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8" calcext:value-type="float">
            <text:p>88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89" calcext:value-type="float">
            <text:p>88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892]" office:value-type="float" office:value="890" calcext:value-type="float">
            <text:p>890</text:p>
          </table:table-cell>
          <table:table-cell office:value-type="float" office:value="890" calcext:value-type="float">
            <text:p>89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1" calcext:value-type="float">
            <text:p>89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2" calcext:value-type="float">
            <text:p>89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3" calcext:value-type="float">
            <text:p>893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4" calcext:value-type="float">
            <text:p>894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5" calcext:value-type="float">
            <text:p>89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6" calcext:value-type="float">
            <text:p>89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7" calcext:value-type="float">
            <text:p>897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8" calcext:value-type="float">
            <text:p>89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899" calcext:value-type="float">
            <text:p>89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/>
          <table:table-cell table:formula="of:=[.D902]" office:value-type="float" office:value="900" calcext:value-type="float">
            <text:p>900</text:p>
          </table:table-cell>
          <table:table-cell table:formula="of:=[.D902]" office:value-type="float" office:value="900" calcext:value-type="float">
            <text:p>900</text:p>
          </table:table-cell>
          <table:table-cell office:value-type="float" office:value="900" calcext:value-type="float">
            <text:p>900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1" calcext:value-type="float">
            <text:p>901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2" calcext:value-type="float">
            <text:p>90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3" calcext:value-type="float">
            <text:p>903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4" calcext:value-type="float">
            <text:p>904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5" calcext:value-type="float">
            <text:p>905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6" calcext:value-type="float">
            <text:p>906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7" calcext:value-type="float">
            <text:p>907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8" calcext:value-type="float">
            <text:p>908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09" calcext:value-type="float">
            <text:p>909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912]" office:value-type="float" office:value="910" calcext:value-type="float">
            <text:p>910</text:p>
          </table:table-cell>
          <table:table-cell office:value-type="float" office:value="910" calcext:value-type="float">
            <text:p>910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1" calcext:value-type="float">
            <text:p>911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2" calcext:value-type="float">
            <text:p>91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3" calcext:value-type="float">
            <text:p>913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4" calcext:value-type="float">
            <text:p>914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5" calcext:value-type="float">
            <text:p>915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6" calcext:value-type="float">
            <text:p>916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7" calcext:value-type="float">
            <text:p>917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8" calcext:value-type="float">
            <text:p>918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19" calcext:value-type="float">
            <text:p>919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922]" office:value-type="float" office:value="920" calcext:value-type="float">
            <text:p>920</text:p>
          </table:table-cell>
          <table:table-cell office:value-type="float" office:value="920" calcext:value-type="float">
            <text:p>920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1" calcext:value-type="float">
            <text:p>921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2" calcext:value-type="float">
            <text:p>922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3" calcext:value-type="float">
            <text:p>923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4" calcext:value-type="float">
            <text:p>924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5" calcext:value-type="float">
            <text:p>925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6" calcext:value-type="float">
            <text:p>926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7" calcext:value-type="float">
            <text:p>927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float" office:value="928" calcext:value-type="float">
            <text:p>928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formula="of:=[.D930]+1" office:value-type="float" office:value="929" calcext:value-type="float">
            <text:p>929</text:p>
          </table:table-cell>
          <table:table-cell office:value-type="float" office:value="48" calcext:value-type="float">
            <text:p>4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932]" office:value-type="float" office:value="930" calcext:value-type="float">
            <text:p>930</text:p>
          </table:table-cell>
          <table:table-cell table:formula="of:=[.D931]+1" office:value-type="float" office:value="930" calcext:value-type="float">
            <text:p>930</text:p>
          </table:table-cell>
          <table:table-cell office:value-type="float" office:value="48" calcext:value-type="float">
            <text:p>4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formula="of:=[.D932]+1" office:value-type="float" office:value="931" calcext:value-type="float">
            <text:p>931</text:p>
          </table:table-cell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table:formula="of:=[.D942]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.00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 table:number-rows-repeated="10472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mydata" table:target-range-address="Sheet1.E2:Sheet1.I930" table:on-update-keep-styles="true" table:on-update-keep-size="fals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.00.0000</text:date>, <text:time style:data-style-name="N2" text:time-value="21:07:05.930726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rüger</meta:initial-creator>
    <meta:creation-date>2017-08-11T01:00:42.684486596</meta:creation-date>
    <dc:date>2017-08-15T23:08:15.310150509</dc:date>
    <dc:creator>Stefan Krüger</dc:creator>
    <meta:editing-duration>PT5H27M17S</meta:editing-duration>
    <meta:editing-cycles>13</meta:editing-cycles>
    <meta:generator>LibreOffice/5.3.1.2$Linux_X86_64 LibreOffice_project/30m0$Build-2</meta:generator>
    <meta:document-statistic meta:table-count="1" meta:cell-count="75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4.735cm" svg:height="17.851cm" xlink:href=".." xlink:type="simple" chart:class="chart:line" chart:column-mapping="3" chart:style-name="ch1">
        <chart:legend svg:x="42.037cm" svg:y="11.483cm" style:legend-expansion="custom" chartooo:width="4.807cm" chartooo:height="0.351cm" style:legend-expansion-aspect-ratio="13.6951566951567" chart:style-name="ch2"/>
        <chart:plot-area chart:style-name="ch3" table:cell-range-address="Sheet1.A1:Sheet1.E1400" chart:data-source-has-labels="both" svg:x="1.894cm" svg:y="0.357cm" svg:width="90.947cm" svg:height="17.137cm">
          <chartooo:coordinate-region svg:x="2.701cm" svg:y="0.53cm" svg:width="90.14cm" svg:height="16.076cm"/>
          <chart:axis chart:dimension="x" chart:name="primary-x" chart:style-name="ch4" chartooo:axis-type="auto">
            <chartooo:date-scale/>
            <chart:categories table:cell-range-address="Sheet1.A2:Sheet1.D14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400" chart:label-cell-address="Sheet1.E1:Sheet1.E1" chart:class="chart:line">
            <chart:data-point chart:repeated="13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2:Sheet1.D1400</svg:desc>
                </draw:g>
              </table:table-cell>
              <table:table-cell office:value-type="float" office:value="28">
                <text:p>28</text:p>
                <draw:g>
                  <svg:desc>Sheet1.E2:Sheet1.E1400</svg:desc>
                </draw:g>
              </table:table-cell>
            </table:table-row>
            <table:table-row>
              <table:table-cell office:value-type="string">
                <text:p>0 0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0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0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0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0 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0 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0 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0 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0 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10 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10 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10 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10 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10 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10 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10 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 10 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 10 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 10 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 20 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 20 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 20 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0 20 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0 20 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 20 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 20 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 20 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0 20 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0 20 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0 30 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 30 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 30 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 30 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0 30 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0 30 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0 30 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0 30 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 30 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0 30 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0 40 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0 40 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0 40 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0 40 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0 40 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0 40 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0 40 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0 40 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0 40 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0 40 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 50 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 50 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 50 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 50 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 50 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 50 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 50 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 50 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 50 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 50 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 60 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 60 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 60 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 60 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 60 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 60 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 60 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 60 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 60 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 60 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 70 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 70 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 70 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 70 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 70 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 70 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 70 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 70 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70 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70 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 80 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 80 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80 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80 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80 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80 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80 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 80 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 80 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 80 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 90 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 90 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 90 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 90 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 90 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 90 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 90 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 90 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 90 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 90 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 100 1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0 100 1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0 100 1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0 100 1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0 100 1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 100 1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0 100 1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0 100 1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0 100 1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0 100 1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0 110 1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 110 1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 110 1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 110 1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 110 1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 110 1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0 110 1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0 110 1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 110 1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0 110 1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0 120 1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0 120 1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0 120 1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0 120 1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0 120 1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0 120 1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0 120 1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0 120 1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0 120 1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 120 1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 130 1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 130 1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 130 1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 130 1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0 130 1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0 130 1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0 130 1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0 130 1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0 130 1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 130 1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 140 1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0 140 1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 140 1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 140 1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0 140 1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 140 1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 140 1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0 140 1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0 140 1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0 140 1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0 150 1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0 150 1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0 150 1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0 150 1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0 150 1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0 150 1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0 150 1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0 150 1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0 150 1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0 150 1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0 160 1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0 160 1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0 160 1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0 160 1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0 160 1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0 160 1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0 160 1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0 160 1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0 160 1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0 160 1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0 170 1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0 170 1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0 170 1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0 170 1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0 170 1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0 170 1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0 170 1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0 170 1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0 170 1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0 170 1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0 180 1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0 180 1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0 180 1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0 180 1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0 180 1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0 180 1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0 180 1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0 180 1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0 180 1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0 180 1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0 190 1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0 190 1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0 190 1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0 190 1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0 190 1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0 190 1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0 190 1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0 190 1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50 190 1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0 190 1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0 200 2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0 200 2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0 200 2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0 200 2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0 200 2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0 200 2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0 200 2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0 200 2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0 200 2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0 200 2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0 210 2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0 210 2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0 210 2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0 210 2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0 210 2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0 210 2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0 210 2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0 210 2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0 210 2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0 210 2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0 220 2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0 220 2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0 220 2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0 220 2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0 220 2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0 220 2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0 220 2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0 220 2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0 220 2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0 220 2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0 230 2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0 230 2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0 230 2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0 230 2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0 230 2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0 230 2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0 230 2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0 230 2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0 230 2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0 230 2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0 240 2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0 240 2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0 240 2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0 240 2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0 240 2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0 240 2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0 240 2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0 240 2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0 240 2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0 240 2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50 250 2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50 250 2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0 250 2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0 250 2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0 250 2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50 250 2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0 250 2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0 250 2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50 250 2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50 250 2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50 260 2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50 260 2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50 260 2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50 260 2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50 260 2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50 260 2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50 260 2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50 260 2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50 260 2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50 260 2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50 270 2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50 270 2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50 270 2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50 270 2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0 270 2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0 270 2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0 270 2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0 270 2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0 270 2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0 270 2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0 280 2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50 280 2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50 280 2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50 280 2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0 280 2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0 280 2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0 280 2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50 280 2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50 280 2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0 280 2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0 290 2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0 290 2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0 290 2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0 290 2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50 290 2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50 290 2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50 290 2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50 290 2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50 290 2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50 290 2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0 300 3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00 300 3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00 300 3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00 300 3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00 300 3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00 300 3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00 300 3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00 300 3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00 300 3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00 300 3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00 310 3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00 310 3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00 310 3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00 310 3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00 310 3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00 310 3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00 310 3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00 310 3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00 310 3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00 310 3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00 320 3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00 320 3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00 320 3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00 320 3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00 320 3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00 320 3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00 320 3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00 320 3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00 320 3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00 320 3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00 330 3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00 330 3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00 330 3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00 330 3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00 330 3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00 330 3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00 330 3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00 330 3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00 330 3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00 330 3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00 340 3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00 340 3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00 340 3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00 340 3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00 340 3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00 340 3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00 340 3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00 340 3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00 340 3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00 340 3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50 350 3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50 350 3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50 350 3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50 350 3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 350 3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 350 3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50 3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50 3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50 3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50 3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60 3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60 3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60 3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60 3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60 3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60 3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60 3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60 3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0 360 3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 360 3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 370 3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 370 3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 370 3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50 370 3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50 370 3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50 370 3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50 370 3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50 370 3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50 370 3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50 370 3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50 380 3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50 380 3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0 380 3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50 380 3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50 380 3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50 380 3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50 380 3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50 380 3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50 380 3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50 380 3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0 390 3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0 390 3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50 390 3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50 390 3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50 390 3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50 390 3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50 390 3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50 390 3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50 390 3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50 390 3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00 400 4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0 400 4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0 400 4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0 400 4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0 400 4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00 400 4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00 400 4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00 400 4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00 400 4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00 400 4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00 410 4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00 410 4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00 410 4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00 410 4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00 410 4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00 410 4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0 410 4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0 410 4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0 410 4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0 410 4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0 420 4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0 420 4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0 420 4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0 420 4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00 420 4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00 420 4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00 420 4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00 420 4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00 420 4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00 420 4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00 430 4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00 430 4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00 430 4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00 430 4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00 430 4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00 430 4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00 430 4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00 430 4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00 430 4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00 430 4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00 440 4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00 440 4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00 440 4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00 440 4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00 440 4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0 440 4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00 440 4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00 440 4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00 440 4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00 440 4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50 450 4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50 450 4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0 450 4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0 450 4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50 450 4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 450 4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 450 4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 450 4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 450 4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 450 4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 460 4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 460 4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50 460 4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50 460 4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50 460 4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50 460 4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50 460 4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50 460 4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50 460 4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50 460 4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0 470 4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0 470 4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0 470 4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0 470 4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0 470 4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0 470 4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0 470 4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0 470 4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50 470 4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50 470 4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50 480 4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50 480 4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50 480 4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50 480 4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50 480 4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50 480 4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50 480 4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50 480 4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50 480 4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50 480 4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50 490 4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50 490 4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50 490 4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50 490 4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50 490 4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50 490 4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50 490 4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50 490 4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50 490 4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50 490 4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00 500 5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00 500 5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00 500 5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00 500 5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00 500 5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00 500 5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00 500 5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00 500 5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00 500 5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00 500 5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00 510 5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00 510 5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00 510 5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00 510 5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00 510 5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00 510 5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00 510 5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00 510 5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00 510 5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00 510 5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00 520 5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00 520 5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00 520 5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00 520 5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00 520 5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00 520 5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00 520 5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00 520 5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00 520 5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00 520 5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0 530 5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0 530 5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00 530 5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00 530 5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0 530 5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00 530 5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00 530 5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00 530 5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00 530 5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00 530 5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00 540 5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00 540 5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00 540 5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00 540 5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00 540 5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00 540 5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00 540 5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00 540 5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0 540 5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0 540 5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50 550 5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50 550 5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50 550 5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50 550 5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50 550 5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50 550 5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0 550 5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0 550 5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0 550 5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0 550 5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0 560 5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0 560 5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0 560 5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0 560 5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0 560 5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50 560 5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50 560 5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50 560 5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50 560 5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50 560 5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50 570 5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0 570 5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0 570 5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0 570 5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0 570 5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0 570 5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0 570 5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0 570 5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0 570 5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0 570 5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0 580 5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50 580 5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50 580 5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50 580 5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0 580 5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0 580 5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50 580 5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0 580 5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0 580 5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0 580 5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0 590 5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0 590 5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0 590 5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0 590 5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50 590 5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50 590 5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0 590 5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0 590 5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0 590 5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50 590 5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00 600 6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00 600 6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00 600 6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00 600 6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00 600 6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00 600 6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00 600 6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0 600 6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0 600 6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0 600 6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0 610 6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0 610 6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00 610 6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0 610 6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0 610 6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0 610 6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0 610 6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00 610 6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00 610 6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00 610 6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00 620 6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00 620 6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00 620 6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00 620 6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00 620 6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0 620 6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0 620 6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0 620 6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0 620 6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0 620 6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0 630 6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0 630 6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0 630 6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0 630 6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0 630 6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0 630 6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0 630 6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0 630 6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00 630 6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00 630 6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0 640 6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0 640 6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0 640 6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0 640 6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0 640 6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0 640 6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0 640 6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0 640 6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0 640 6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0 640 6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50 650 6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50 650 6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50 650 6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50 650 6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50 650 6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50 650 6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0 650 6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0 650 6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50 650 6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0 650 6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0 660 6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0 660 6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0 660 6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0 660 6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50 660 6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50 660 6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50 660 6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0 660 6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0 660 6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0 660 6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0 670 6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0 670 6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50 670 6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50 670 6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0 670 6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0 670 6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0 670 6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50 670 6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50 670 6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50 670 6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50 680 6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50 680 6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50 680 6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50 680 6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50 680 6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50 680 6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50 680 6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0 680 6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0 680 6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0 680 6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0 690 6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0 690 6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50 690 6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50 690 6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50 690 6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0 690 6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0 690 6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50 690 6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50 690 6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50 690 6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0 700 7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0 700 7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00 700 7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0 700 7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0 700 7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0 700 7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00 700 7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00 700 7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0 700 7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0 700 7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0 710 7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00 710 7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00 710 7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0 710 7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0 710 7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00 710 7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00 710 7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00 710 7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0 710 7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0 710 7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0 720 7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0 720 7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0 720 7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0 720 7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0 720 7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0 720 7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0 720 7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0 720 7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0 720 7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0 720 7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0 730 7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0 730 7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0 730 7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0 730 7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0 730 7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0 730 7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0 730 7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0 730 7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0 730 7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0 730 7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0 740 7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0 740 7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0 740 7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0 740 7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0 740 7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0 740 7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0 740 7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0 740 7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0 740 7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0 740 7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50 750 7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50 750 7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50 750 7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50 750 7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0 750 7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0 750 7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0 750 7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0 750 7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0 750 7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0 750 7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0 760 7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0 760 7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0 760 7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0 760 7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50 760 7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0 760 7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0 760 7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0 760 7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0 760 7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0 760 7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0 770 7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0 770 7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0 770 7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0 770 7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0 770 7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0 770 7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0 770 7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0 770 7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0 770 7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0 770 7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0 780 7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0 780 7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0 780 7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0 780 7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0 780 7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0 780 7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0 780 7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0 780 7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0 780 7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0 780 7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0 790 7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0 790 7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0 790 7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0 790 7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0 790 7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0 790 7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0 790 7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0 790 7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0 790 7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0 790 7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0 800 8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0 800 8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0 800 8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0 800 8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0 800 8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0 800 8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0 800 8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0 800 8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00 800 8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0 800 8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0 810 8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0 810 8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0 810 8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0 810 8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0 810 8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0 810 8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10 8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10 8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10 8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10 8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20 8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20 8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20 8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20 8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20 8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20 8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20 8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20 8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20 8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20 8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30 8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30 8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30 83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30 83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30 83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30 83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30 83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30 83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30 83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30 83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40 8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 840 84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40 84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0 840 84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0 840 84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0 840 84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0 840 84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0 840 84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0 840 84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0 840 84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0 850 8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0 850 85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50 85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0 850 85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0 850 85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0 850 85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0 850 85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50 85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50 85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50 85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60 8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60 86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60 86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60 86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60 86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60 86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60 86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60 86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60 86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60 86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70 87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70 87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0 870 87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70 87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70 87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70 87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70 87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70 87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70 87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70 87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80 8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80 88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80 88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80 88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80 88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80 88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80 88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80 88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0 880 88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80 88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90 8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90 89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90 89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90 89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 890 89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 890 89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90 89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90 89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90 89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0 890 89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00 900 9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0 900 90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0 900 90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0 900 90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0 900 90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0 900 90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00 90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00 90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00 90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0 900 90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0 910 91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0 910 91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0 910 9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0 910 91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0 910 91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10 91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10 91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10 91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10 91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10 91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20 9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20 92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20 92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20 92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20 92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20 92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20 92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20 92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20 92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20 92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3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0 930 93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9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 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